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6845" calcext:value-type="float">
            <text:p>0,466845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568985" calcext:value-type="float">
            <text:p>26,568985</text:p>
          </table:table-cell>
          <table:table-cell table:formula="of:=([.D2]-[.E2])^2" office:value-type="float" office:value="0.219949744143996" calcext:value-type="float">
            <text:p>0,2199497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8343" calcext:value-type="float">
            <text:p>0,458343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458459" calcext:value-type="float">
            <text:p>26,458459</text:p>
          </table:table-cell>
          <table:table-cell table:formula="of:=([.D3]-[.E3])^2" office:value-type="float" office:value="0.549890470115994" calcext:value-type="float">
            <text:p>0,54989047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71588" calcext:value-type="float">
            <text:p>0,571588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930644" calcext:value-type="float">
            <text:p>27,930644</text:p>
          </table:table-cell>
          <table:table-cell table:formula="of:=([.D4]-[.E4])^2" office:value-type="float" office:value="0.324171948321001" calcext:value-type="float">
            <text:p>0,3241719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2657" calcext:value-type="float">
            <text:p>0,672657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9.244541" calcext:value-type="float">
            <text:p>29,244541</text:p>
          </table:table-cell>
          <table:table-cell table:formula="of:=([.D5]-[.E5])^2" office:value-type="float" office:value="0.731820366224998" calcext:value-type="float">
            <text:p>0,7318203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69535" calcext:value-type="float">
            <text:p>0,769535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503955" calcext:value-type="float">
            <text:p>30,503955</text:p>
          </table:table-cell>
          <table:table-cell table:formula="of:=([.D6]-[.E6])^2" office:value-type="float" office:value="0.156851642025001" calcext:value-type="float">
            <text:p>0,156851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97613" calcext:value-type="float">
            <text:p>0,797613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868969" calcext:value-type="float">
            <text:p>30,868969</text:p>
          </table:table-cell>
          <table:table-cell table:formula="of:=([.D7]-[.E7])^2" office:value-type="float" office:value="0.00475617122499981" calcext:value-type="float">
            <text:p>0,0047561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8938" calcext:value-type="float">
            <text:p>0,788938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756194" calcext:value-type="float">
            <text:p>30,756194</text:p>
          </table:table-cell>
          <table:table-cell table:formula="of:=([.D8]-[.E8])^2" office:value-type="float" office:value="0.118206003721002" calcext:value-type="float">
            <text:p>0,1182060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0199" calcext:value-type="float">
            <text:p>0,760199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382587" calcext:value-type="float">
            <text:p>30,382587</text:p>
          </table:table-cell>
          <table:table-cell table:formula="of:=([.D9]-[.E9])^2" office:value-type="float" office:value="0.381193873280998" calcext:value-type="float">
            <text:p>0,3811938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699883" calcext:value-type="float">
            <text:p>0,699883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598479" calcext:value-type="float">
            <text:p>29,598479</text:p>
          </table:table-cell>
          <table:table-cell table:formula="of:=([.D10]-[.E10])^2" office:value-type="float" office:value="4.00607830736101" calcext:value-type="float">
            <text:p>4,0060783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96113" calcext:value-type="float">
            <text:p>0,696113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549469" calcext:value-type="float">
            <text:p>29,549469</text:p>
          </table:table-cell>
          <table:table-cell table:formula="of:=([.D11]-[.E11])^2" office:value-type="float" office:value="0.0223424766759994" calcext:value-type="float">
            <text:p>0,02234247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801" calcext:value-type="float">
            <text:p>0,5801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0413" calcext:value-type="float">
            <text:p>28,0413</text:p>
          </table:table-cell>
          <table:table-cell table:formula="of:=([.D12]-[.E12])^2" office:value-type="float" office:value="0.433881737809005" calcext:value-type="float">
            <text:p>0,4338817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59805" calcext:value-type="float">
            <text:p>0,559805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7.777465" calcext:value-type="float">
            <text:p>27,777465</text:p>
          </table:table-cell>
          <table:table-cell table:formula="of:=([.D13]-[.E13])^2" office:value-type="float" office:value="0.0314931163690011" calcext:value-type="float">
            <text:p>0,0314931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6325" calcext:value-type="float">
            <text:p>0,536325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472225" calcext:value-type="float">
            <text:p>27,472225</text:p>
          </table:table-cell>
          <table:table-cell table:formula="of:=([.D14]-[.E14])^2" office:value-type="float" office:value="0.451893172900003" calcext:value-type="float">
            <text:p>0,45189317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5001" calcext:value-type="float">
            <text:p>0,475001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75013" calcext:value-type="float">
            <text:p>26,675013</text:p>
          </table:table-cell>
          <table:table-cell table:formula="of:=([.D15]-[.E15])^2" office:value-type="float" office:value="0.0156205003239998" calcext:value-type="float">
            <text:p>0,0156205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91602" calcext:value-type="float">
            <text:p>0,491602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890826" calcext:value-type="float">
            <text:p>26,890826</text:p>
          </table:table-cell>
          <table:table-cell table:formula="of:=([.D16]-[.E16])^2" office:value-type="float" office:value="0.0119189622759999" calcext:value-type="float">
            <text:p>0,0119189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96606" calcext:value-type="float">
            <text:p>0,496606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955878" calcext:value-type="float">
            <text:p>26,955878</text:p>
          </table:table-cell>
          <table:table-cell table:formula="of:=([.D17]-[.E17])^2" office:value-type="float" office:value="0.430173327375999" calcext:value-type="float">
            <text:p>0,43017332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5173" calcext:value-type="float">
            <text:p>0,455173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417249" calcext:value-type="float">
            <text:p>26,417249</text:p>
          </table:table-cell>
          <table:table-cell table:formula="of:=([.D18]-[.E18])^2" office:value-type="float" office:value="0.667889390025" calcext:value-type="float">
            <text:p>0,667889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24145" calcext:value-type="float">
            <text:p>0,424145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013885" calcext:value-type="float">
            <text:p>26,013885</text:p>
          </table:table-cell>
          <table:table-cell table:formula="of:=([.D19]-[.E19])^2" office:value-type="float" office:value="0.149083248768999" calcext:value-type="float">
            <text:p>0,14908324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81052" calcext:value-type="float">
            <text:p>0,481052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753676" calcext:value-type="float">
            <text:p>26,753676</text:p>
          </table:table-cell>
          <table:table-cell table:formula="of:=([.D20]-[.E20])^2" office:value-type="float" office:value="4.638298776241" calcext:value-type="float">
            <text:p>4,6382987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95977" calcext:value-type="float">
            <text:p>0,395977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647701" calcext:value-type="float">
            <text:p>25,647701</text:p>
          </table:table-cell>
          <table:table-cell table:formula="of:=([.D21]-[.E21])^2" office:value-type="float" office:value="1.556757785401" calcext:value-type="float">
            <text:p>1,55675778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400468" calcext:value-type="float">
            <text:p>0,400468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706084" calcext:value-type="float">
            <text:p>25,706084</text:p>
          </table:table-cell>
          <table:table-cell table:formula="of:=([.D22]-[.E22])^2" office:value-type="float" office:value="7.874135475921" calcext:value-type="float">
            <text:p>7,87413547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152" calcext:value-type="float">
            <text:p>0,3152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4.5976" calcext:value-type="float">
            <text:p>24,5976</text:p>
          </table:table-cell>
          <table:table-cell table:formula="of:=([.D23]-[.E23])^2" office:value-type="float" office:value="1.953296940816" calcext:value-type="float">
            <text:p>1,95329694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14418" calcext:value-type="float">
            <text:p>0,314418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587434" calcext:value-type="float">
            <text:p>24,587434</text:p>
          </table:table-cell>
          <table:table-cell table:formula="of:=([.D24]-[.E24])^2" office:value-type="float" office:value="0.787535554624001" calcext:value-type="float">
            <text:p>0,78753555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272339" calcext:value-type="float">
            <text:p>0,272339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4.040407" calcext:value-type="float">
            <text:p>24,040407</text:p>
          </table:table-cell>
          <table:table-cell table:formula="of:=([.D25]-[.E25])^2" office:value-type="float" office:value="0.193953040801001" calcext:value-type="float">
            <text:p>0,19395304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60042" calcext:value-type="float">
            <text:p>0,360042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5.180546" calcext:value-type="float">
            <text:p>25,180546</text:p>
          </table:table-cell>
          <table:table-cell table:formula="of:=([.D26]-[.E26])^2" office:value-type="float" office:value="1.167581819209" calcext:value-type="float">
            <text:p>1,16758181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634849" calcext:value-type="float">
            <text:p>0,634849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8.753037" calcext:value-type="float">
            <text:p>28,753037</text:p>
          </table:table-cell>
          <table:table-cell table:formula="of:=([.D27]-[.E27])^2" office:value-type="float" office:value="9.321034923369" calcext:value-type="float">
            <text:p>9,32103492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8103" calcext:value-type="float">
            <text:p>0,498103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975339" calcext:value-type="float">
            <text:p>26,975339</text:p>
          </table:table-cell>
          <table:table-cell table:formula="of:=([.D28]-[.E28])^2" office:value-type="float" office:value="0.140877112895998" calcext:value-type="float">
            <text:p>0,14087711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01855" calcext:value-type="float">
            <text:p>0,501855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024115" calcext:value-type="float">
            <text:p>27,024115</text:p>
          </table:table-cell>
          <table:table-cell table:formula="of:=([.D29]-[.E29])^2" office:value-type="float" office:value="0.952349581456008" calcext:value-type="float">
            <text:p>0,95234958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14516" calcext:value-type="float">
            <text:p>0,614516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488708" calcext:value-type="float">
            <text:p>28,488708</text:p>
          </table:table-cell>
          <table:table-cell table:formula="of:=([.D30]-[.E30])^2" office:value-type="float" office:value="0.151097796368999" calcext:value-type="float">
            <text:p>0,15109779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2253" calcext:value-type="float">
            <text:p>0,642253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849289" calcext:value-type="float">
            <text:p>28,849289</text:p>
          </table:table-cell>
          <table:table-cell table:formula="of:=([.D31]-[.E31])^2" office:value-type="float" office:value="0.721293504099994" calcext:value-type="float">
            <text:p>0,72129350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4044" calcext:value-type="float">
            <text:p>0,604044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352572" calcext:value-type="float">
            <text:p>28,352572</text:p>
          </table:table-cell>
          <table:table-cell table:formula="of:=([.D32]-[.E32])^2" office:value-type="float" office:value="0.419160425475999" calcext:value-type="float">
            <text:p>0,4191604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78091" calcext:value-type="float">
            <text:p>0,678091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9.315183" calcext:value-type="float">
            <text:p>29,315183</text:p>
          </table:table-cell>
          <table:table-cell table:formula="of:=([.D33]-[.E33])^2" office:value-type="float" office:value="0.148081044969001" calcext:value-type="float">
            <text:p>0,1480810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03301" calcext:value-type="float">
            <text:p>0,703301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642913" calcext:value-type="float">
            <text:p>29,642913</text:p>
          </table:table-cell>
          <table:table-cell table:formula="of:=([.D34]-[.E34])^2" office:value-type="float" office:value="3.44877955392101" calcext:value-type="float">
            <text:p>3,44877955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993" calcext:value-type="float">
            <text:p>0,79993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89909" calcext:value-type="float">
            <text:p>30,89909</text:p>
          </table:table-cell>
          <table:table-cell table:formula="of:=([.D35]-[.E35])^2" office:value-type="float" office:value="1.20798783722501" calcext:value-type="float">
            <text:p>1,2079878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705651" calcext:value-type="float">
            <text:p>0,705651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673463" calcext:value-type="float">
            <text:p>29,673463</text:p>
          </table:table-cell>
          <table:table-cell table:formula="of:=([.D36]-[.E36])^2" office:value-type="float" office:value="1.62171820008899" calcext:value-type="float">
            <text:p>1,6217182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55386" calcext:value-type="float">
            <text:p>0,555386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7.720018" calcext:value-type="float">
            <text:p>27,720018</text:p>
          </table:table-cell>
          <table:table-cell table:formula="of:=([.D37]-[.E37])^2" office:value-type="float" office:value="0.0323946002249982" calcext:value-type="float">
            <text:p>0,03239460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9846" calcext:value-type="float">
            <text:p>0,559846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77998" calcext:value-type="float">
            <text:p>27,777998</text:p>
          </table:table-cell>
          <table:table-cell table:formula="of:=([.D38]-[.E38])^2" office:value-type="float" office:value="1.387672220025" calcext:value-type="float">
            <text:p>1,387672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1653" calcext:value-type="float">
            <text:p>0,471653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631489" calcext:value-type="float">
            <text:p>26,631489</text:p>
          </table:table-cell>
          <table:table-cell table:formula="of:=([.D39]-[.E39])^2" office:value-type="float" office:value="0.0535880830810009" calcext:value-type="float">
            <text:p>0,05358808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5477" calcext:value-type="float">
            <text:p>0,465477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551201" calcext:value-type="float">
            <text:p>26,551201</text:p>
          </table:table-cell>
          <table:table-cell table:formula="of:=([.D40]-[.E40])^2" office:value-type="float" office:value="0.0631009376009999" calcext:value-type="float">
            <text:p>0,06310093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9031" calcext:value-type="float">
            <text:p>0,469031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597403" calcext:value-type="float">
            <text:p>26,597403</text:p>
          </table:table-cell>
          <table:table-cell table:formula="of:=([.D41]-[.E41])^2" office:value-type="float" office:value="0.0389687340249999" calcext:value-type="float">
            <text:p>0,0389687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774" calcext:value-type="float">
            <text:p>0,463774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529062" calcext:value-type="float">
            <text:p>26,529062</text:p>
          </table:table-cell>
          <table:table-cell table:formula="of:=([.D42]-[.E42])^2" office:value-type="float" office:value="0.279905541720999" calcext:value-type="float">
            <text:p>0,27990554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5129" calcext:value-type="float">
            <text:p>0,445129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286677" calcext:value-type="float">
            <text:p>26,286677</text:p>
          </table:table-cell>
          <table:table-cell table:formula="of:=([.D43]-[.E43])^2" office:value-type="float" office:value="0.00751186224099984" calcext:value-type="float">
            <text:p>0,00751186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0161" calcext:value-type="float">
            <text:p>0,460161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482093" calcext:value-type="float">
            <text:p>26,482093</text:p>
          </table:table-cell>
          <table:table-cell table:formula="of:=([.D44]-[.E44])^2" office:value-type="float" office:value="0.0795730755689984" calcext:value-type="float">
            <text:p>0,07957307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629" calcext:value-type="float">
            <text:p>0,463629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527177" calcext:value-type="float">
            <text:p>26,527177</text:p>
          </table:table-cell>
          <table:table-cell table:formula="of:=([.D45]-[.E45])^2" office:value-type="float" office:value="0.277914534976001" calcext:value-type="float">
            <text:p>0,2779145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5435" calcext:value-type="float">
            <text:p>0,445435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290655" calcext:value-type="float">
            <text:p>26,290655</text:p>
          </table:table-cell>
          <table:table-cell table:formula="of:=([.D46]-[.E46])^2" office:value-type="float" office:value="0.152607422500001" calcext:value-type="float">
            <text:p>0,1526074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42875" calcext:value-type="float">
            <text:p>0,442875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257375" calcext:value-type="float">
            <text:p>26,257375</text:p>
          </table:table-cell>
          <table:table-cell table:formula="of:=([.D47]-[.E47])^2" office:value-type="float" office:value="2.123950634884" calcext:value-type="float">
            <text:p>2,12395063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91279" calcext:value-type="float">
            <text:p>0,391279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586627" calcext:value-type="float">
            <text:p>25,586627</text:p>
          </table:table-cell>
          <table:table-cell table:formula="of:=([.D48]-[.E48])^2" office:value-type="float" office:value="0.0348300103839996" calcext:value-type="float">
            <text:p>0,0348300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6963" calcext:value-type="float">
            <text:p>0,416963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920519" calcext:value-type="float">
            <text:p>25,920519</text:p>
          </table:table-cell>
          <table:table-cell table:formula="of:=([.D49]-[.E49])^2" office:value-type="float" office:value="0.673254711440999" calcext:value-type="float">
            <text:p>0,67325471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5653" calcext:value-type="float">
            <text:p>0,405653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773489" calcext:value-type="float">
            <text:p>25,773489</text:p>
          </table:table-cell>
          <table:table-cell table:formula="of:=([.D50]-[.E50])^2" office:value-type="float" office:value="0.598282139168999" calcext:value-type="float">
            <text:p>0,5982821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5428" calcext:value-type="float">
            <text:p>0,405428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770564" calcext:value-type="float">
            <text:p>25,770564</text:p>
          </table:table-cell>
          <table:table-cell table:formula="of:=([.D51]-[.E51])^2" office:value-type="float" office:value="1.146105136969" calcext:value-type="float">
            <text:p>1,1461051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81267" calcext:value-type="float">
            <text:p>0,381267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456471" calcext:value-type="float">
            <text:p>25,456471</text:p>
          </table:table-cell>
          <table:table-cell table:formula="of:=([.D52]-[.E52])^2" office:value-type="float" office:value="0.208363947961002" calcext:value-type="float">
            <text:p>0,2083639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8077" calcext:value-type="float">
            <text:p>0,398077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675001" calcext:value-type="float">
            <text:p>25,675001</text:p>
          </table:table-cell>
          <table:table-cell table:formula="of:=([.D53]-[.E53])^2" office:value-type="float" office:value="0.600617250025001" calcext:value-type="float">
            <text:p>0,600617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95157" calcext:value-type="float">
            <text:p>0,395157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5.637041" calcext:value-type="float">
            <text:p>25,637041</text:p>
          </table:table-cell>
          <table:table-cell table:formula="of:=([.D54]-[.E54])^2" office:value-type="float" office:value="0.927295813444002" calcext:value-type="float">
            <text:p>0,92729581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507859" calcext:value-type="float">
            <text:p>0,507859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7.102167" calcext:value-type="float">
            <text:p>27,102167</text:p>
          </table:table-cell>
          <table:table-cell table:formula="of:=([.D55]-[.E55])^2" office:value-type="float" office:value="2.24350669155599" calcext:value-type="float">
            <text:p>2,24350669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9929" calcext:value-type="float">
            <text:p>0,69929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9.59077" calcext:value-type="float">
            <text:p>29,59077</text:p>
          </table:table-cell>
          <table:table-cell table:formula="of:=([.D56]-[.E56])^2" office:value-type="float" office:value="0.0363951006249995" calcext:value-type="float">
            <text:p>0,03639510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12087" calcext:value-type="float">
            <text:p>0,712087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29.757131" calcext:value-type="float">
            <text:p>29,757131</text:p>
          </table:table-cell>
          <table:table-cell table:formula="of:=([.D57]-[.E57])^2" office:value-type="float" office:value="0.0018381798760001" calcext:value-type="float">
            <text:p>0,00183817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51872" calcext:value-type="float">
            <text:p>0,751872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274336" calcext:value-type="float">
            <text:p>30,274336</text:p>
          </table:table-cell>
          <table:table-cell table:formula="of:=([.D58]-[.E58])^2" office:value-type="float" office:value="0.391455440895996" calcext:value-type="float">
            <text:p>0,39145544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804242" calcext:value-type="float">
            <text:p>0,804242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955146" calcext:value-type="float">
            <text:p>30,955146</text:p>
          </table:table-cell>
          <table:table-cell table:formula="of:=([.D59]-[.E59])^2" office:value-type="float" office:value="1.11333097102501" calcext:value-type="float">
            <text:p>1,1133309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9687" calcext:value-type="float">
            <text:p>0,689687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465931" calcext:value-type="float">
            <text:p>29,465931</text:p>
          </table:table-cell>
          <table:table-cell table:formula="of:=([.D60]-[.E60])^2" office:value-type="float" office:value="1.069304901184" calcext:value-type="float">
            <text:p>1,06930490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9637" calcext:value-type="float">
            <text:p>0,699637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595281" calcext:value-type="float">
            <text:p>29,595281</text:p>
          </table:table-cell>
          <table:table-cell table:formula="of:=([.D61]-[.E61])^2" office:value-type="float" office:value="0.365687487840997" calcext:value-type="float">
            <text:p>0,36568748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26703" calcext:value-type="float">
            <text:p>0,626703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8.647139" calcext:value-type="float">
            <text:p>28,647139</text:p>
          </table:table-cell>
          <table:table-cell table:formula="of:=([.D62]-[.E62])^2" office:value-type="float" office:value="2.411383496769" calcext:value-type="float">
            <text:p>2,41138349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38262" calcext:value-type="float">
            <text:p>0,638262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797406" calcext:value-type="float">
            <text:p>28,797406</text:p>
          </table:table-cell>
          <table:table-cell table:formula="of:=([.D63]-[.E63])^2" office:value-type="float" office:value="0.493643949603993" calcext:value-type="float">
            <text:p>0,49364394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96105" calcext:value-type="float">
            <text:p>0,596105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249365" calcext:value-type="float">
            <text:p>28,249365</text:p>
          </table:table-cell>
          <table:table-cell table:formula="of:=([.D64]-[.E64])^2" office:value-type="float" office:value="0.721425999423997" calcext:value-type="float">
            <text:p>0,7214259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0315" calcext:value-type="float">
            <text:p>0,510315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134095" calcext:value-type="float">
            <text:p>27,134095</text:p>
          </table:table-cell>
          <table:table-cell table:formula="of:=([.D65]-[.E65])^2" office:value-type="float" office:value="2.35343519628101" calcext:value-type="float">
            <text:p>2,35343519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8097" calcext:value-type="float">
            <text:p>0,458097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455261" calcext:value-type="float">
            <text:p>26,455261</text:p>
          </table:table-cell>
          <table:table-cell table:formula="of:=([.D66]-[.E66])^2" office:value-type="float" office:value="1.334621046564" calcext:value-type="float">
            <text:p>1,33462104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2159" calcext:value-type="float">
            <text:p>0,432159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118067" calcext:value-type="float">
            <text:p>26,118067</text:p>
          </table:table-cell>
          <table:table-cell table:formula="of:=([.D67]-[.E67])^2" office:value-type="float" office:value="0.0331003442249997" calcext:value-type="float">
            <text:p>0,03310034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1846" calcext:value-type="float">
            <text:p>0,471846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633998" calcext:value-type="float">
            <text:p>26,633998</text:p>
          </table:table-cell>
          <table:table-cell table:formula="of:=([.D68]-[.E68])^2" office:value-type="float" office:value="0.538745724048997" calcext:value-type="float">
            <text:p>0,5387457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6342" calcext:value-type="float">
            <text:p>0,436342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172446" calcext:value-type="float">
            <text:p>26,172446</text:p>
          </table:table-cell>
          <table:table-cell table:formula="of:=([.D69]-[.E69])^2" office:value-type="float" office:value="0.0742240984810003" calcext:value-type="float">
            <text:p>0,0742240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9923" calcext:value-type="float">
            <text:p>0,449923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348999" calcext:value-type="float">
            <text:p>26,348999</text:p>
          </table:table-cell>
          <table:table-cell table:formula="of:=([.D70]-[.E70])^2" office:value-type="float" office:value="0.720807792016001" calcext:value-type="float">
            <text:p>0,7208077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3774" calcext:value-type="float">
            <text:p>0,423774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009062" calcext:value-type="float">
            <text:p>26,009062</text:p>
          </table:table-cell>
          <table:table-cell table:formula="of:=([.D71]-[.E71])^2" office:value-type="float" office:value="0.826397356096001" calcext:value-type="float">
            <text:p>0,82639735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1663" calcext:value-type="float">
            <text:p>0,401663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721619" calcext:value-type="float">
            <text:p>25,721619</text:p>
          </table:table-cell>
          <table:table-cell table:formula="of:=([.D72]-[.E72])^2" office:value-type="float" office:value="0.849387110883999" calcext:value-type="float">
            <text:p>0,8493871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0991" calcext:value-type="float">
            <text:p>0,390991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582883" calcext:value-type="float">
            <text:p>25,582883</text:p>
          </table:table-cell>
          <table:table-cell table:formula="of:=([.D73]-[.E73])^2" office:value-type="float" office:value="0.612910488995996" calcext:value-type="float">
            <text:p>0,6129104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96376" calcext:value-type="float">
            <text:p>0,396376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652888" calcext:value-type="float">
            <text:p>25,652888</text:p>
          </table:table-cell>
          <table:table-cell table:formula="of:=([.D74]-[.E74])^2" office:value-type="float" office:value="1.329159963664" calcext:value-type="float">
            <text:p>1,32915996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9622" calcext:value-type="float">
            <text:p>0,389622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565086" calcext:value-type="float">
            <text:p>25,565086</text:p>
          </table:table-cell>
          <table:table-cell table:formula="of:=([.D75]-[.E75])^2" office:value-type="float" office:value="0.442331406400004" calcext:value-type="float">
            <text:p>0,44233140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2902" calcext:value-type="float">
            <text:p>0,392902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607726" calcext:value-type="float">
            <text:p>25,607726</text:p>
          </table:table-cell>
          <table:table-cell table:formula="of:=([.D76]-[.E76])^2" office:value-type="float" office:value="0.0946934447289996" calcext:value-type="float">
            <text:p>0,09469344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6371" calcext:value-type="float">
            <text:p>0,416371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5.912823" calcext:value-type="float">
            <text:p>25,912823</text:p>
          </table:table-cell>
          <table:table-cell table:formula="of:=([.D77]-[.E77])^2" office:value-type="float" office:value="0.619646054975992" calcext:value-type="float">
            <text:p>0,6196460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2513" calcext:value-type="float">
            <text:p>0,512513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162669" calcext:value-type="float">
            <text:p>27,162669</text:p>
          </table:table-cell>
          <table:table-cell table:formula="of:=([.D78]-[.E78])^2" office:value-type="float" office:value="2.44192190222501" calcext:value-type="float">
            <text:p>2,44192190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73265" calcext:value-type="float">
            <text:p>0,473265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652445" calcext:value-type="float">
            <text:p>26,652445</text:p>
          </table:table-cell>
          <table:table-cell table:formula="of:=([.D79]-[.E79])^2" office:value-type="float" office:value="4.2125099536" calcext:value-type="float">
            <text:p>4,21250995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7762" calcext:value-type="float">
            <text:p>0,397762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670906" calcext:value-type="float">
            <text:p>25,670906</text:p>
          </table:table-cell>
          <table:table-cell table:formula="of:=([.D80]-[.E80])^2" office:value-type="float" office:value="0.758482486281002" calcext:value-type="float">
            <text:p>0,75848248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317" calcext:value-type="float">
            <text:p>0,39317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61121" calcext:value-type="float">
            <text:p>25,61121</text:p>
          </table:table-cell>
          <table:table-cell table:formula="of:=([.D81]-[.E81])^2" office:value-type="float" office:value="1.413209776225" calcext:value-type="float">
            <text:p>1,41320977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512179" calcext:value-type="float">
            <text:p>0,512179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7.158327" calcext:value-type="float">
            <text:p>27,158327</text:p>
          </table:table-cell>
          <table:table-cell table:formula="of:=([.D82]-[.E82])^2" office:value-type="float" office:value="0.025067438929" calcext:value-type="float">
            <text:p>0,02506743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25557" calcext:value-type="float">
            <text:p>0,525557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332241" calcext:value-type="float">
            <text:p>27,332241</text:p>
          </table:table-cell>
          <table:table-cell table:formula="of:=([.D83]-[.E83])^2" office:value-type="float" office:value="1.87075647553602" calcext:value-type="float">
            <text:p>1,87075647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73306" calcext:value-type="float">
            <text:p>0,673306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9.252978" calcext:value-type="float">
            <text:p>29,252978</text:p>
          </table:table-cell>
          <table:table-cell table:formula="of:=([.D84]-[.E84])^2" office:value-type="float" office:value="0.205183632784002" calcext:value-type="float">
            <text:p>0,20518363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709507" calcext:value-type="float">
            <text:p>0,709507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723591" calcext:value-type="float">
            <text:p>29,723591</text:p>
          </table:table-cell>
          <table:table-cell table:formula="of:=([.D85]-[.E85])^2" office:value-type="float" office:value="3.70022541840899" calcext:value-type="float">
            <text:p>3,70022541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7551" calcext:value-type="float">
            <text:p>0,577551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8.008163" calcext:value-type="float">
            <text:p>28,008163</text:p>
          </table:table-cell>
          <table:table-cell table:formula="of:=([.D86]-[.E86])^2" office:value-type="float" office:value="0.00843311622400068" calcext:value-type="float">
            <text:p>0,00843311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72348" calcext:value-type="float">
            <text:p>0,572348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7.940524" calcext:value-type="float">
            <text:p>27,940524</text:p>
          </table:table-cell>
          <table:table-cell table:formula="of:=([.D87]-[.E87])^2" office:value-type="float" office:value="1.08268187040001" calcext:value-type="float">
            <text:p>1,0826818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1081" calcext:value-type="float">
            <text:p>0,491081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6.884053" calcext:value-type="float">
            <text:p>26,884053</text:p>
          </table:table-cell>
          <table:table-cell table:formula="of:=([.D88]-[.E88])^2" office:value-type="float" office:value="0.467920298208995" calcext:value-type="float">
            <text:p>0,46792029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3617" calcext:value-type="float">
            <text:p>0,453617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397021" calcext:value-type="float">
            <text:p>26,397021</text:p>
          </table:table-cell>
          <table:table-cell table:formula="of:=([.D89]-[.E89])^2" office:value-type="float" office:value="1.203448492324" calcext:value-type="float">
            <text:p>1,20344849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9957" calcext:value-type="float">
            <text:p>0,419957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5.959441" calcext:value-type="float">
            <text:p>25,959441</text:p>
          </table:table-cell>
          <table:table-cell table:formula="of:=([.D90]-[.E90])^2" office:value-type="float" office:value="0.312975351363997" calcext:value-type="float">
            <text:p>0,31297535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4292" calcext:value-type="float">
            <text:p>0,424292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6.015796" calcext:value-type="float">
            <text:p>26,015796</text:p>
          </table:table-cell>
          <table:table-cell table:formula="of:=([.D91]-[.E91])^2" office:value-type="float" office:value="0.379205945209001" calcext:value-type="float">
            <text:p>0,37920594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1871" calcext:value-type="float">
            <text:p>0,421871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984323" calcext:value-type="float">
            <text:p>25,984323</text:p>
          </table:table-cell>
          <table:table-cell table:formula="of:=([.D92]-[.E92])^2" office:value-type="float" office:value="0.341434536975998" calcext:value-type="float">
            <text:p>0,3414345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6003" calcext:value-type="float">
            <text:p>0,416003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5.908039" calcext:value-type="float">
            <text:p>25,908039</text:p>
          </table:table-cell>
          <table:table-cell table:formula="of:=([.D93]-[.E93])^2" office:value-type="float" office:value="0.652930257680999" calcext:value-type="float">
            <text:p>0,65293025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8247" calcext:value-type="float">
            <text:p>0,398247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677211" calcext:value-type="float">
            <text:p>25,677211</text:p>
          </table:table-cell>
          <table:table-cell table:formula="of:=([.D94]-[.E94])^2" office:value-type="float" office:value="0.769504401795998" calcext:value-type="float">
            <text:p>0,7695044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8346" calcext:value-type="float">
            <text:p>0,388346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548498" calcext:value-type="float">
            <text:p>25,548498</text:p>
          </table:table-cell>
          <table:table-cell table:formula="of:=([.D95]-[.E95])^2" office:value-type="float" office:value="0.560253747000996" calcext:value-type="float">
            <text:p>0,5602537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9022" calcext:value-type="float">
            <text:p>0,39022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57286" calcext:value-type="float">
            <text:p>25,57286</text:p>
          </table:table-cell>
          <table:table-cell table:formula="of:=([.D96]-[.E96])^2" office:value-type="float" office:value="1.37560057960001" calcext:value-type="float">
            <text:p>1,37560057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86501" calcext:value-type="float">
            <text:p>0,386501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524513" calcext:value-type="float">
            <text:p>25,524513</text:p>
          </table:table-cell>
          <table:table-cell table:formula="of:=([.D97]-[.E97])^2" office:value-type="float" office:value="0.0307956871690001" calcext:value-type="float">
            <text:p>0,03079568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19491" calcext:value-type="float">
            <text:p>0,419491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5.953383" calcext:value-type="float">
            <text:p>25,953383</text:p>
          </table:table-cell>
          <table:table-cell table:formula="of:=([.D98]-[.E98])^2" office:value-type="float" office:value="2.112333771769" calcext:value-type="float">
            <text:p>2,11233377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81831" calcext:value-type="float">
            <text:p>0,381831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5.463803" calcext:value-type="float">
            <text:p>25,463803</text:p>
          </table:table-cell>
          <table:table-cell table:formula="of:=([.D99]-[.E99])^2" office:value-type="float" office:value="1.859961350416" calcext:value-type="float">
            <text:p>1,85996135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56373" calcext:value-type="float">
            <text:p>0,356373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5.132849" calcext:value-type="float">
            <text:p>25,132849</text:p>
          </table:table-cell>
          <table:table-cell table:formula="of:=([.D100]-[.E100])^2" office:value-type="float" office:value="0.693630794024998" calcext:value-type="float">
            <text:p>0,6936307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66833" calcext:value-type="float">
            <text:p>0,366833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268829" calcext:value-type="float">
            <text:p>25,268829</text:p>
          </table:table-cell>
          <table:table-cell table:formula="of:=([.D101]-[.E101])^2" office:value-type="float" office:value="1.772024218276" calcext:value-type="float">
            <text:p>1,77202421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501205" calcext:value-type="float">
            <text:p>0,501205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7.015665" calcext:value-type="float">
            <text:p>27,015665</text:p>
          </table:table-cell>
          <table:table-cell table:formula="of:=([.D102]-[.E102])^2" office:value-type="float" office:value="1.477851117561" calcext:value-type="float">
            <text:p>1,47785111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7254" calcext:value-type="float">
            <text:p>0,47254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6.64302" calcext:value-type="float">
            <text:p>26,64302</text:p>
          </table:table-cell>
          <table:table-cell table:formula="of:=([.D103]-[.E103])^2" office:value-type="float" office:value="3.396733778529" calcext:value-type="float">
            <text:p>3,39673377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42852" calcext:value-type="float">
            <text:p>0,442852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6.257076" calcext:value-type="float">
            <text:p>26,257076</text:p>
          </table:table-cell>
          <table:table-cell table:formula="of:=([.D104]-[.E104])^2" office:value-type="float" office:value="1.08769255562501" calcext:value-type="float">
            <text:p>1,08769255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31705" calcext:value-type="float">
            <text:p>0,531705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412165" calcext:value-type="float">
            <text:p>27,412165</text:p>
          </table:table-cell>
          <table:table-cell table:formula="of:=([.D105]-[.E105])^2" office:value-type="float" office:value="0.237985914243997" calcext:value-type="float">
            <text:p>0,23798591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10961" calcext:value-type="float">
            <text:p>0,610961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442493" calcext:value-type="float">
            <text:p>28,442493</text:p>
          </table:table-cell>
          <table:table-cell table:formula="of:=([.D106]-[.E106])^2" office:value-type="float" office:value="0.00180599500899977" calcext:value-type="float">
            <text:p>0,0018059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20506" calcext:value-type="float">
            <text:p>0,620506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566578" calcext:value-type="float">
            <text:p>28,566578</text:p>
          </table:table-cell>
          <table:table-cell table:formula="of:=([.D107]-[.E107])^2" office:value-type="float" office:value="0.187852896399998" calcext:value-type="float">
            <text:p>0,18785289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722699" calcext:value-type="float">
            <text:p>0,722699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895087" calcext:value-type="float">
            <text:p>29,895087</text:p>
          </table:table-cell>
          <table:table-cell table:formula="of:=([.D108]-[.E108])^2" office:value-type="float" office:value="9.57959448846403" calcext:value-type="float">
            <text:p>9,57959448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84303" calcext:value-type="float">
            <text:p>0,484303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6.795939" calcext:value-type="float">
            <text:p>26,795939</text:p>
          </table:table-cell>
          <table:table-cell table:formula="of:=([.D109]-[.E109])^2" office:value-type="float" office:value="0.0924506592490023" calcext:value-type="float">
            <text:p>0,09245065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6639" calcext:value-type="float">
            <text:p>0,506639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086307" calcext:value-type="float">
            <text:p>27,086307</text:p>
          </table:table-cell>
          <table:table-cell table:formula="of:=([.D110]-[.E110])^2" office:value-type="float" office:value="0.236491580415997" calcext:value-type="float">
            <text:p>0,23649158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95132" calcext:value-type="float">
            <text:p>0,495132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936716" calcext:value-type="float">
            <text:p>26,936716</text:p>
          </table:table-cell>
          <table:table-cell table:formula="of:=([.D111]-[.E111])^2" office:value-type="float" office:value="2.064167231841" calcext:value-type="float">
            <text:p>2,06416723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31435" calcext:value-type="float">
            <text:p>0,431435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6.108655" calcext:value-type="float">
            <text:p>26,108655</text:p>
          </table:table-cell>
          <table:table-cell table:formula="of:=([.D112]-[.E112])^2" office:value-type="float" office:value="1.460832405201" calcext:value-type="float">
            <text:p>1,46083240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862" calcext:value-type="float">
            <text:p>0,39862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68206" calcext:value-type="float">
            <text:p>25,68206</text:p>
          </table:table-cell>
          <table:table-cell table:formula="of:=([.D113]-[.E113])^2" office:value-type="float" office:value="1.249778664225" calcext:value-type="float">
            <text:p>1,24977866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506272" calcext:value-type="float">
            <text:p>0,506272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7.081536" calcext:value-type="float">
            <text:p>27,081536</text:p>
          </table:table-cell>
          <table:table-cell table:formula="of:=([.D114]-[.E114])^2" office:value-type="float" office:value="0.610795393156001" calcext:value-type="float">
            <text:p>0,61079539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1903" calcext:value-type="float">
            <text:p>0,481903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764739" calcext:value-type="float">
            <text:p>26,764739</text:p>
          </table:table-cell>
          <table:table-cell table:formula="of:=([.D115]-[.E115])^2" office:value-type="float" office:value="0.584824208643996" calcext:value-type="float">
            <text:p>0,58482420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8492" calcext:value-type="float">
            <text:p>0,48492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80396" calcext:value-type="float">
            <text:p>26,80396</text:p>
          </table:table-cell>
          <table:table-cell table:formula="of:=([.D116]-[.E116])^2" office:value-type="float" office:value="0.364760434115998" calcext:value-type="float">
            <text:p>0,36476043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7847" calcext:value-type="float">
            <text:p>0,477847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712011" calcext:value-type="float">
            <text:p>26,712011</text:p>
          </table:table-cell>
          <table:table-cell table:formula="of:=([.D117]-[.E117])^2" office:value-type="float" office:value="0.00774118425599978" calcext:value-type="float">
            <text:p>0,00774118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505436" calcext:value-type="float">
            <text:p>0,505436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7.070668" calcext:value-type="float">
            <text:p>27,070668</text:p>
          </table:table-cell>
          <table:table-cell table:formula="of:=([.D118]-[.E118])^2" office:value-type="float" office:value="1.146327824889" calcext:value-type="float">
            <text:p>1,14632782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5045" calcext:value-type="float">
            <text:p>0,445045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285585" calcext:value-type="float">
            <text:p>26,285585</text:p>
          </table:table-cell>
          <table:table-cell table:formula="of:=([.D119]-[.E119])^2" office:value-type="float" office:value="0.00732376524099925" calcext:value-type="float">
            <text:p>0,00732376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9595" calcext:value-type="float">
            <text:p>0,459595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474735" calcext:value-type="float">
            <text:p>26,474735</text:p>
          </table:table-cell>
          <table:table-cell table:formula="of:=([.D120]-[.E120])^2" office:value-type="float" office:value="0.950118067600008" calcext:value-type="float">
            <text:p>0,95011806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3321" calcext:value-type="float">
            <text:p>0,423321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003173" calcext:value-type="float">
            <text:p>26,003173</text:p>
          </table:table-cell>
          <table:table-cell table:formula="of:=([.D121]-[.E121])^2" office:value-type="float" office:value="0.4944480489" calcext:value-type="float">
            <text:p>0,49444804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1433" calcext:value-type="float">
            <text:p>0,411433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848629" calcext:value-type="float">
            <text:p>25,848629</text:p>
          </table:table-cell>
          <table:table-cell table:formula="of:=([.D122]-[.E122])^2" office:value-type="float" office:value="0.720167785129007" calcext:value-type="float">
            <text:p>0,72016778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98869" calcext:value-type="float">
            <text:p>0,398869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685297" calcext:value-type="float">
            <text:p>25,685297</text:p>
          </table:table-cell>
          <table:table-cell table:formula="of:=([.D123]-[.E123])^2" office:value-type="float" office:value="0.235519001809002" calcext:value-type="float">
            <text:p>0,2355190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10336" calcext:value-type="float">
            <text:p>0,410336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834368" calcext:value-type="float">
            <text:p>25,834368</text:p>
          </table:table-cell>
          <table:table-cell table:formula="of:=([.D124]-[.E124])^2" office:value-type="float" office:value="1.523652015769" calcext:value-type="float">
            <text:p>1,52365201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86589" calcext:value-type="float">
            <text:p>0,386589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525657" calcext:value-type="float">
            <text:p>25,525657</text:p>
          </table:table-cell>
          <table:table-cell table:formula="of:=([.D125]-[.E125])^2" office:value-type="float" office:value="1.379079132964" calcext:value-type="float">
            <text:p>1,3790791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96272" calcext:value-type="float">
            <text:p>0,496272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951536" calcext:value-type="float">
            <text:p>26,951536</text:p>
          </table:table-cell>
          <table:table-cell table:formula="of:=([.D126]-[.E126])^2" office:value-type="float" office:value="3.41684134089998" calcext:value-type="float">
            <text:p>3,41684134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71985" calcext:value-type="float">
            <text:p>0,71985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85805" calcext:value-type="float">
            <text:p>29,85805</text:p>
          </table:table-cell>
          <table:table-cell table:formula="of:=([.D127]-[.E127])^2" office:value-type="float" office:value="0.433025854209" calcext:value-type="float">
            <text:p>0,43302585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79062" calcext:value-type="float">
            <text:p>0,679062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327806" calcext:value-type="float">
            <text:p>29,327806</text:p>
          </table:table-cell>
          <table:table-cell table:formula="of:=([.D128]-[.E128])^2" office:value-type="float" office:value="1.149587107344" calcext:value-type="float">
            <text:p>1,14958710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8263" calcext:value-type="float">
            <text:p>0,78263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67419" calcext:value-type="float">
            <text:p>30,67419</text:p>
          </table:table-cell>
          <table:table-cell table:formula="of:=([.D129]-[.E129])^2" office:value-type="float" office:value="0.106149549636" calcext:value-type="float">
            <text:p>0,10614954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80703" calcext:value-type="float">
            <text:p>0,80703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99139" calcext:value-type="float">
            <text:p>30,99139</text:p>
          </table:table-cell>
          <table:table-cell table:formula="of:=([.D130]-[.E130])^2" office:value-type="float" office:value="0.241461183769" calcext:value-type="float">
            <text:p>0,24146118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39801" calcext:value-type="float">
            <text:p>0,739801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30.117413" calcext:value-type="float">
            <text:p>30,117413</text:p>
          </table:table-cell>
          <table:table-cell table:formula="of:=([.D131]-[.E131])^2" office:value-type="float" office:value="0.612442412568999" calcext:value-type="float">
            <text:p>0,61244241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14315" calcext:value-type="float">
            <text:p>0,714315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786095" calcext:value-type="float">
            <text:p>29,786095</text:p>
          </table:table-cell>
          <table:table-cell table:formula="of:=([.D132]-[.E132])^2" office:value-type="float" office:value="2.93747720464902" calcext:value-type="float">
            <text:p>2,93747720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03887" calcext:value-type="float">
            <text:p>0,703887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29.650531" calcext:value-type="float">
            <text:p>29,650531</text:p>
          </table:table-cell>
          <table:table-cell table:formula="of:=([.D133]-[.E133])^2" office:value-type="float" office:value="0.721602678784004" calcext:value-type="float">
            <text:p>0,72160267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6271" calcext:value-type="float">
            <text:p>0,66271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9.11523" calcext:value-type="float">
            <text:p>29,11523</text:p>
          </table:table-cell>
          <table:table-cell table:formula="of:=([.D134]-[.E134])^2" office:value-type="float" office:value="0.468916800625003" calcext:value-type="float">
            <text:p>0,46891680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97704" calcext:value-type="float">
            <text:p>0,597704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270152" calcext:value-type="float">
            <text:p>28,270152</text:p>
          </table:table-cell>
          <table:table-cell table:formula="of:=([.D135]-[.E135])^2" office:value-type="float" office:value="0.0289534046490011" calcext:value-type="float">
            <text:p>0,02895340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45888" calcext:value-type="float">
            <text:p>0,545888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596544" calcext:value-type="float">
            <text:p>27,596544</text:p>
          </table:table-cell>
          <table:table-cell table:formula="of:=([.D136]-[.E136])^2" office:value-type="float" office:value="0.355864743936002" calcext:value-type="float">
            <text:p>0,35586474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9559" calcext:value-type="float">
            <text:p>0,49559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6.94267" calcext:value-type="float">
            <text:p>26,94267</text:p>
          </table:table-cell>
          <table:table-cell table:formula="of:=([.D137]-[.E137])^2" office:value-type="float" office:value="4.65404684097601" calcext:value-type="float">
            <text:p>4,6540468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71604" calcext:value-type="float">
            <text:p>0,571604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930852" calcext:value-type="float">
            <text:p>27,930852</text:p>
          </table:table-cell>
          <table:table-cell table:formula="of:=([.D138]-[.E138])^2" office:value-type="float" office:value="2.047354616164" calcext:value-type="float">
            <text:p>2,04735461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6708" calcext:value-type="float">
            <text:p>0,456708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437204" calcext:value-type="float">
            <text:p>26,437204</text:p>
          </table:table-cell>
          <table:table-cell table:formula="of:=([.D139]-[.E139])^2" office:value-type="float" office:value="0.0188243888040006" calcext:value-type="float">
            <text:p>0,01882438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9922" calcext:value-type="float">
            <text:p>0,459922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478986" calcext:value-type="float">
            <text:p>26,478986</text:p>
          </table:table-cell>
          <table:table-cell table:formula="of:=([.D140]-[.E140])^2" office:value-type="float" office:value="13.1117858404" calcext:value-type="float">
            <text:p>13,11178584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82893" calcext:value-type="float">
            <text:p>0,682893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9.377609" calcext:value-type="float">
            <text:p>29,377609</text:p>
          </table:table-cell>
          <table:table-cell table:formula="of:=([.D141]-[.E141])^2" office:value-type="float" office:value="9.471664846449" calcext:value-type="float">
            <text:p>9,47166484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8725" calcext:value-type="float">
            <text:p>0,478725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723425" calcext:value-type="float">
            <text:p>26,723425</text:p>
          </table:table-cell>
          <table:table-cell table:formula="of:=([.D142]-[.E142])^2" office:value-type="float" office:value="0.179287036929" calcext:value-type="float">
            <text:p>0,17928703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1364" calcext:value-type="float">
            <text:p>0,471364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627732" calcext:value-type="float">
            <text:p>26,627732</text:p>
          </table:table-cell>
          <table:table-cell table:formula="of:=([.D143]-[.E143])^2" office:value-type="float" office:value="0.529586586529002" calcext:value-type="float">
            <text:p>0,529586586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17682" calcext:value-type="float">
            <text:p>0,517682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7.229866" calcext:value-type="float">
            <text:p>27,229866</text:p>
          </table:table-cell>
          <table:table-cell table:formula="of:=([.D144]-[.E144])^2" office:value-type="float" office:value="14.977975879321" calcext:value-type="float">
            <text:p>14,97797587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1113" calcext:value-type="float">
            <text:p>0,511113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7.144469" calcext:value-type="float">
            <text:p>27,144469</text:p>
          </table:table-cell>
          <table:table-cell table:formula="of:=([.D145]-[.E145])^2" office:value-type="float" office:value="2.385372136225" calcext:value-type="float">
            <text:p>2,38537213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7217" calcext:value-type="float">
            <text:p>0,527217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7.353821" calcext:value-type="float">
            <text:p>27,353821</text:p>
          </table:table-cell>
          <table:table-cell table:formula="of:=([.D146]-[.E146])^2" office:value-type="float" office:value="1.313737761856" calcext:value-type="float">
            <text:p>1,31373776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3224" calcext:value-type="float">
            <text:p>0,543224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7.561912" calcext:value-type="float">
            <text:p>27,561912</text:p>
          </table:table-cell>
          <table:table-cell table:formula="of:=([.D147]-[.E147])^2" office:value-type="float" office:value="3.849083000464" calcext:value-type="float">
            <text:p>3,84908300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749628" calcext:value-type="float">
            <text:p>0,749628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30.245164" calcext:value-type="float">
            <text:p>30,245164</text:p>
          </table:table-cell>
          <table:table-cell table:formula="of:=([.D148]-[.E148])^2" office:value-type="float" office:value="24.454617315921" calcext:value-type="float">
            <text:p>24,45461731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12681" calcext:value-type="float">
            <text:p>0,512681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7.164853" calcext:value-type="float">
            <text:p>27,164853</text:p>
          </table:table-cell>
          <table:table-cell table:formula="of:=([.D149]-[.E149])^2" office:value-type="float" office:value="13.214322792801" calcext:value-type="float">
            <text:p>13,21432279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70999" calcext:value-type="float">
            <text:p>0,70999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9.72987" calcext:value-type="float">
            <text:p>29,72987</text:p>
          </table:table-cell>
          <table:table-cell table:formula="of:=([.D150]-[.E150])^2" office:value-type="float" office:value="18.747782876641" calcext:value-type="float">
            <text:p>18,7477828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501265" calcext:value-type="float">
            <text:p>0,501265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7.016445" calcext:value-type="float">
            <text:p>27,016445</text:p>
          </table:table-cell>
          <table:table-cell table:formula="of:=([.D151]-[.E151])^2" office:value-type="float" office:value="15.868678569601" calcext:value-type="float">
            <text:p>15,86867856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6627" calcext:value-type="float">
            <text:p>0,466627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6.566151" calcext:value-type="float">
            <text:p>26,566151</text:p>
          </table:table-cell>
          <table:table-cell table:formula="of:=([.D152]-[.E152])^2" office:value-type="float" office:value="1.136688616336" calcext:value-type="float">
            <text:p>1,1366886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2.17072" calcext:value-type="float">
            <text:p>2,17072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48.71936" calcext:value-type="float">
            <text:p>48,71936</text:p>
          </table:table-cell>
          <table:table-cell table:formula="of:=([.D153]-[.E153])^2" office:value-type="float" office:value="299.960022977316" calcext:value-type="float">
            <text:p>299,96002297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08358" calcext:value-type="float">
            <text:p>0,408358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5.808654" calcext:value-type="float">
            <text:p>25,808654</text:p>
          </table:table-cell>
          <table:table-cell table:formula="of:=([.D154]-[.E154])^2" office:value-type="float" office:value="3.208927657104" calcext:value-type="float">
            <text:p>3,20892765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1.57896" calcext:value-type="float">
            <text:p>1,57896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41.02648" calcext:value-type="float">
            <text:p>41,02648</text:p>
          </table:table-cell>
          <table:table-cell table:formula="of:=([.D155]-[.E155])^2" office:value-type="float" office:value="205.248057843361" calcext:value-type="float">
            <text:p>205,24805784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929678" calcext:value-type="float">
            <text:p>0,929678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32.585814" calcext:value-type="float">
            <text:p>32,585814</text:p>
          </table:table-cell>
          <table:table-cell table:formula="of:=([.D156]-[.E156])^2" office:value-type="float" office:value="35.829933327721" calcext:value-type="float">
            <text:p>35,82993332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22085" calcext:value-type="float">
            <text:p>0,622085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8.587105" calcext:value-type="float">
            <text:p>28,587105</text:p>
          </table:table-cell>
          <table:table-cell table:formula="of:=([.D157]-[.E157])^2" office:value-type="float" office:value="4.896921984201" calcext:value-type="float">
            <text:p>4,89692198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445306" calcext:value-type="float">
            <text:p>0,445306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6.288978" calcext:value-type="float">
            <text:p>26,288978</text:p>
          </table:table-cell>
          <table:table-cell table:formula="of:=([.D158]-[.E158])^2" office:value-type="float" office:value="10.962866684484" calcext:value-type="float">
            <text:p>10,96286668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11582" calcext:value-type="float">
            <text:p>0,711582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750566" calcext:value-type="float">
            <text:p>29,750566</text:p>
          </table:table-cell>
          <table:table-cell table:formula="of:=([.D159]-[.E159])^2" office:value-type="float" office:value="3.424583416969" calcext:value-type="float">
            <text:p>3,4245834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66373" calcext:value-type="float">
            <text:p>0,566373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7.862849" calcext:value-type="float">
            <text:p>27,862849</text:p>
          </table:table-cell>
          <table:table-cell table:formula="of:=([.D160]-[.E160])^2" office:value-type="float" office:value="0.744508396801007" calcext:value-type="float">
            <text:p>0,74450839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3145" calcext:value-type="float">
            <text:p>0,543145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560885" calcext:value-type="float">
            <text:p>27,560885</text:p>
          </table:table-cell>
          <table:table-cell table:formula="of:=([.D161]-[.E161])^2" office:value-type="float" office:value="0.923294217923996" calcext:value-type="float">
            <text:p>0,92329421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80145" calcext:value-type="float">
            <text:p>0,480145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741885" calcext:value-type="float">
            <text:p>26,741885</text:p>
          </table:table-cell>
          <table:table-cell table:formula="of:=([.D162]-[.E162])^2" office:value-type="float" office:value="0.00175443699599984" calcext:value-type="float">
            <text:p>0,0017544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7511" calcext:value-type="float">
            <text:p>0,477511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707643" calcext:value-type="float">
            <text:p>26,707643</text:p>
          </table:table-cell>
          <table:table-cell table:formula="of:=([.D163]-[.E163])^2" office:value-type="float" office:value="0.0946454460249983" calcext:value-type="float">
            <text:p>0,0946454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3478" calcext:value-type="float">
            <text:p>0,463478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525214" calcext:value-type="float">
            <text:p>26,525214</text:p>
          </table:table-cell>
          <table:table-cell table:formula="of:=([.D164]-[.E164])^2" office:value-type="float" office:value="0.0507204449439996" calcext:value-type="float">
            <text:p>0,05072044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1366" calcext:value-type="float">
            <text:p>0,461366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497758" calcext:value-type="float">
            <text:p>26,497758</text:p>
          </table:table-cell>
          <table:table-cell table:formula="of:=([.D165]-[.E165])^2" office:value-type="float" office:value="0.0409014220809989" calcext:value-type="float">
            <text:p>0,04090142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5412" calcext:value-type="float">
            <text:p>0,495412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940356" calcext:value-type="float">
            <text:p>26,940356</text:p>
          </table:table-cell>
          <table:table-cell table:formula="of:=([.D166]-[.E166])^2" office:value-type="float" office:value="0.291986768163997" calcext:value-type="float">
            <text:p>0,29198676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0636" calcext:value-type="float">
            <text:p>0,470636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618268" calcext:value-type="float">
            <text:p>26,618268</text:p>
          </table:table-cell>
          <table:table-cell table:formula="of:=([.D167]-[.E167])^2" office:value-type="float" office:value="0.382254083288999" calcext:value-type="float">
            <text:p>0,38225408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3969" calcext:value-type="float">
            <text:p>0,443969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271597" calcext:value-type="float">
            <text:p>26,271597</text:p>
          </table:table-cell>
          <table:table-cell table:formula="of:=([.D168]-[.E168])^2" office:value-type="float" office:value="0.222407503201" calcext:value-type="float">
            <text:p>0,22240750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9222" calcext:value-type="float">
            <text:p>0,439222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209886" calcext:value-type="float">
            <text:p>26,209886</text:p>
          </table:table-cell>
          <table:table-cell table:formula="of:=([.D169]-[.E169])^2" office:value-type="float" office:value="0.827887073688995" calcext:value-type="float">
            <text:p>0,82788707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0628" calcext:value-type="float">
            <text:p>0,410628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838164" calcext:value-type="float">
            <text:p>25,838164</text:p>
          </table:table-cell>
          <table:table-cell table:formula="of:=([.D170]-[.E170])^2" office:value-type="float" office:value="0.289617261920999" calcext:value-type="float">
            <text:p>0,28961726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2081" calcext:value-type="float">
            <text:p>0,412081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857053" calcext:value-type="float">
            <text:p>25,857053</text:p>
          </table:table-cell>
          <table:table-cell table:formula="of:=([.D171]-[.E171])^2" office:value-type="float" office:value="0.573132273025002" calcext:value-type="float">
            <text:p>0,5731322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3077" calcext:value-type="float">
            <text:p>0,403077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740001" calcext:value-type="float">
            <text:p>25,740001</text:p>
          </table:table-cell>
          <table:table-cell table:formula="of:=([.D172]-[.E172])^2" office:value-type="float" office:value="0.00160008000100001" calcext:value-type="float">
            <text:p>0,001600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2371" calcext:value-type="float">
            <text:p>0,432371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120823" calcext:value-type="float">
            <text:p>26,120823</text:p>
          </table:table-cell>
          <table:table-cell table:formula="of:=([.D173]-[.E173])^2" office:value-type="float" office:value="1.390460755684" calcext:value-type="float">
            <text:p>1,39046075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71924" calcext:value-type="float">
            <text:p>0,571924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935012" calcext:value-type="float">
            <text:p>27,935012</text:p>
          </table:table-cell>
          <table:table-cell table:formula="of:=([.D174]-[.E174])^2" office:value-type="float" office:value="0.585202050225004" calcext:value-type="float">
            <text:p>0,58520205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92394" calcext:value-type="float">
            <text:p>0,692394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501122" calcext:value-type="float">
            <text:p>29,501122</text:p>
          </table:table-cell>
          <table:table-cell table:formula="of:=([.D175]-[.E175])^2" office:value-type="float" office:value="0.159104456640995" calcext:value-type="float">
            <text:p>0,15910445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56176" calcext:value-type="float">
            <text:p>0,756176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330288" calcext:value-type="float">
            <text:p>30,330288</text:p>
          </table:table-cell>
          <table:table-cell table:formula="of:=([.D176]-[.E176])^2" office:value-type="float" office:value="1.87609452643599" calcext:value-type="float">
            <text:p>1,87609452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17233" calcext:value-type="float">
            <text:p>0,817233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124029" calcext:value-type="float">
            <text:p>31,124029</text:p>
          </table:table-cell>
          <table:table-cell table:formula="of:=([.D177]-[.E177])^2" office:value-type="float" office:value="0.331735681225" calcext:value-type="float">
            <text:p>0,33173568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353" calcext:value-type="float">
            <text:p>0,81353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07589" calcext:value-type="float">
            <text:p>31,07589</text:p>
          </table:table-cell>
          <table:table-cell table:formula="of:=([.D178]-[.E178])^2" office:value-type="float" office:value="0.524339636768999" calcext:value-type="float">
            <text:p>0,52433963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06323" calcext:value-type="float">
            <text:p>0,806323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982199" calcext:value-type="float">
            <text:p>30,982199</text:p>
          </table:table-cell>
          <table:table-cell table:formula="of:=([.D179]-[.E179])^2" office:value-type="float" office:value="0.268119946809004" calcext:value-type="float">
            <text:p>0,26811994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16336" calcext:value-type="float">
            <text:p>0,716336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29.812368" calcext:value-type="float">
            <text:p>29,812368</text:p>
          </table:table-cell>
          <table:table-cell table:formula="of:=([.D180]-[.E180])^2" office:value-type="float" office:value="3.950692893225" calcext:value-type="float">
            <text:p>3,95069289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73686" calcext:value-type="float">
            <text:p>0,673686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257918" calcext:value-type="float">
            <text:p>29,257918</text:p>
          </table:table-cell>
          <table:table-cell table:formula="of:=([.D181]-[.E181])^2" office:value-type="float" office:value="2.079586073929" calcext:value-type="float">
            <text:p>2,079586073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04354" calcext:value-type="float">
            <text:p>0,604354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8.356602" calcext:value-type="float">
            <text:p>28,356602</text:p>
          </table:table-cell>
          <table:table-cell table:formula="of:=([.D182]-[.E182])^2" office:value-type="float" office:value="3.03945750721599" calcext:value-type="float">
            <text:p>3,03945750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86091" calcext:value-type="float">
            <text:p>0,586091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119183" calcext:value-type="float">
            <text:p>28,119183</text:p>
          </table:table-cell>
          <table:table-cell table:formula="of:=([.D183]-[.E183])^2" office:value-type="float" office:value="0.000368179343999991" calcext:value-type="float">
            <text:p>0,00036817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42954" calcext:value-type="float">
            <text:p>0,542954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558402" calcext:value-type="float">
            <text:p>27,558402</text:p>
          </table:table-cell>
          <table:table-cell table:formula="of:=([.D184]-[.E184])^2" office:value-type="float" office:value="0.210136060835994" calcext:value-type="float">
            <text:p>0,21013606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9676" calcext:value-type="float">
            <text:p>0,499676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6.995788" calcext:value-type="float">
            <text:p>26,995788</text:p>
          </table:table-cell>
          <table:table-cell table:formula="of:=([.D185]-[.E185])^2" office:value-type="float" office:value="0.0383348988489993" calcext:value-type="float">
            <text:p>0,03833489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96708" calcext:value-type="float">
            <text:p>0,496708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957204" calcext:value-type="float">
            <text:p>26,957204</text:p>
          </table:table-cell>
          <table:table-cell table:formula="of:=([.D186]-[.E186])^2" office:value-type="float" office:value="0.734803840848992" calcext:value-type="float">
            <text:p>0,73480384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6696" calcext:value-type="float">
            <text:p>0,446696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307048" calcext:value-type="float">
            <text:p>26,307048</text:p>
          </table:table-cell>
          <table:table-cell table:formula="of:=([.D187]-[.E187])^2" office:value-type="float" office:value="0.00863970249999969" calcext:value-type="float">
            <text:p>0,00863970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67352" calcext:value-type="float">
            <text:p>0,467352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575576" calcext:value-type="float">
            <text:p>26,575576</text:p>
          </table:table-cell>
          <table:table-cell table:formula="of:=([.D188]-[.E188])^2" office:value-type="float" office:value="0.00571263872400011" calcext:value-type="float">
            <text:p>0,00571263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8902" calcext:value-type="float">
            <text:p>0,478902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725726" calcext:value-type="float">
            <text:p>26,725726</text:p>
          </table:table-cell>
          <table:table-cell table:formula="of:=([.D189]-[.E189])^2" office:value-type="float" office:value="0.391536781440995" calcext:value-type="float">
            <text:p>0,39153678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8188" calcext:value-type="float">
            <text:p>0,448188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326444" calcext:value-type="float">
            <text:p>26,326444</text:p>
          </table:table-cell>
          <table:table-cell table:formula="of:=([.D190]-[.E190])^2" office:value-type="float" office:value="0.106565032248998" calcext:value-type="float">
            <text:p>0,10656503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837" calcext:value-type="float">
            <text:p>0,44837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32881" calcext:value-type="float">
            <text:p>26,32881</text:p>
          </table:table-cell>
          <table:table-cell table:formula="of:=([.D191]-[.E191])^2" office:value-type="float" office:value="0.531158185636003" calcext:value-type="float">
            <text:p>0,53115818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26157" calcext:value-type="float">
            <text:p>0,426157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040041" calcext:value-type="float">
            <text:p>26,040041</text:p>
          </table:table-cell>
          <table:table-cell table:formula="of:=([.D192]-[.E192])^2" office:value-type="float" office:value="0.057621602025001" calcext:value-type="float">
            <text:p>0,0576216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7015" calcext:value-type="float">
            <text:p>0,437015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181195" calcext:value-type="float">
            <text:p>26,181195</text:p>
          </table:table-cell>
          <table:table-cell table:formula="of:=([.D193]-[.E193])^2" office:value-type="float" office:value="0.145312677601002" calcext:value-type="float">
            <text:p>0,14531267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39331" calcext:value-type="float">
            <text:p>0,439331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211303" calcext:value-type="float">
            <text:p>26,211303</text:p>
          </table:table-cell>
          <table:table-cell table:formula="of:=([.D194]-[.E194])^2" office:value-type="float" office:value="0.505959070864004" calcext:value-type="float">
            <text:p>0,50595907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7416" calcext:value-type="float">
            <text:p>0,417416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5.926408" calcext:value-type="float">
            <text:p>25,926408</text:p>
          </table:table-cell>
          <table:table-cell table:formula="of:=([.D195]-[.E195])^2" office:value-type="float" office:value="0.682953488100005" calcext:value-type="float">
            <text:p>0,68295348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8072" calcext:value-type="float">
            <text:p>0,398072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674936" calcext:value-type="float">
            <text:p>25,674936</text:p>
          </table:table-cell>
          <table:table-cell table:formula="of:=([.D196]-[.E196])^2" office:value-type="float" office:value="0.330553703844003" calcext:value-type="float">
            <text:p>0,33055370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192" calcext:value-type="float">
            <text:p>0,40192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72496" calcext:value-type="float">
            <text:p>25,72496</text:p>
          </table:table-cell>
          <table:table-cell table:formula="of:=([.D197]-[.E197])^2" office:value-type="float" office:value="0.600677701155997" calcext:value-type="float">
            <text:p>0,60067770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96386" calcext:value-type="float">
            <text:p>0,496386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953018" calcext:value-type="float">
            <text:p>26,953018</text:p>
          </table:table-cell>
          <table:table-cell table:formula="of:=([.D198]-[.E198])^2" office:value-type="float" office:value="0.0216025324840013" calcext:value-type="float">
            <text:p>0,02160253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49636" calcext:value-type="float">
            <text:p>0,549636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645268" calcext:value-type="float">
            <text:p>27,645268</text:p>
          </table:table-cell>
          <table:table-cell table:formula="of:=([.D199]-[.E199])^2" office:value-type="float" office:value="3.079066844529" calcext:value-type="float">
            <text:p>3,07906684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31867" calcext:value-type="float">
            <text:p>0,731867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30.014271" calcext:value-type="float">
            <text:p>30,014271</text:p>
          </table:table-cell>
          <table:table-cell table:formula="of:=([.D200]-[.E200])^2" office:value-type="float" office:value="0.470217404176001" calcext:value-type="float">
            <text:p>0,47021740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7162" calcext:value-type="float">
            <text:p>0,797162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0.863106" calcext:value-type="float">
            <text:p>30,863106</text:p>
          </table:table-cell>
          <table:table-cell table:formula="of:=([.D201]-[.E201])^2" office:value-type="float" office:value="0.0561211362010005" calcext:value-type="float">
            <text:p>0,056121136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90168" calcext:value-type="float">
            <text:p>0,790168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0.772184" calcext:value-type="float">
            <text:p>30,772184</text:p>
          </table:table-cell>
          <table:table-cell table:formula="of:=([.D202]-[.E202])^2" office:value-type="float" office:value="1.056411896761" calcext:value-type="float">
            <text:p>1,05641189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1534" calcext:value-type="float">
            <text:p>0,821534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179942" calcext:value-type="float">
            <text:p>31,179942</text:p>
          </table:table-cell>
          <table:table-cell table:formula="of:=([.D203]-[.E203])^2" office:value-type="float" office:value="0.384475643721" calcext:value-type="float">
            <text:p>0,38447564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8392" calcext:value-type="float">
            <text:p>0,778392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619096" calcext:value-type="float">
            <text:p>30,619096</text:p>
          </table:table-cell>
          <table:table-cell table:formula="of:=([.D204]-[.E204])^2" office:value-type="float" office:value="0.962168733604001" calcext:value-type="float">
            <text:p>0,96216873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11352" calcext:value-type="float">
            <text:p>0,711352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29.747576" calcext:value-type="float">
            <text:p>29,747576</text:p>
          </table:table-cell>
          <table:table-cell table:formula="of:=([.D205]-[.E205])^2" office:value-type="float" office:value="1.82906420004099" calcext:value-type="float">
            <text:p>1,82906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0572" calcext:value-type="float">
            <text:p>0,640572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8.827436" calcext:value-type="float">
            <text:p>28,827436</text:p>
          </table:table-cell>
          <table:table-cell table:formula="of:=([.D206]-[.E206])^2" office:value-type="float" office:value="1.6194344049" calcext:value-type="float">
            <text:p>1,61943440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88688" calcext:value-type="float">
            <text:p>0,588688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152944" calcext:value-type="float">
            <text:p>28,152944</text:p>
          </table:table-cell>
          <table:table-cell table:formula="of:=([.D207]-[.E207])^2" office:value-type="float" office:value="0.0233921730249986" calcext:value-type="float">
            <text:p>0,0233921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35586" calcext:value-type="float">
            <text:p>0,535586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462618" calcext:value-type="float">
            <text:p>27,462618</text:p>
          </table:table-cell>
          <table:table-cell table:formula="of:=([.D208]-[.E208])^2" office:value-type="float" office:value="0.214015413923999" calcext:value-type="float">
            <text:p>0,21401541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01868" calcext:value-type="float">
            <text:p>0,501868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024284" calcext:value-type="float">
            <text:p>27,024284</text:p>
          </table:table-cell>
          <table:table-cell table:formula="of:=([.D209]-[.E209])^2" office:value-type="float" office:value="0.854306458368993" calcext:value-type="float">
            <text:p>0,85430645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1245" calcext:value-type="float">
            <text:p>0,461245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496185" calcext:value-type="float">
            <text:p>26,496185</text:p>
          </table:table-cell>
          <table:table-cell table:formula="of:=([.D210]-[.E210])^2" office:value-type="float" office:value="0.0877220000409992" calcext:value-type="float">
            <text:p>0,0877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5161" calcext:value-type="float">
            <text:p>0,455161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417093" calcext:value-type="float">
            <text:p>26,417093</text:p>
          </table:table-cell>
          <table:table-cell table:formula="of:=([.D211]-[.E211])^2" office:value-type="float" office:value="0.0137103022810005" calcext:value-type="float">
            <text:p>0,01371030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4183" calcext:value-type="float">
            <text:p>0,464183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534379" calcext:value-type="float">
            <text:p>26,534379</text:p>
          </table:table-cell>
          <table:table-cell table:formula="of:=([.D212]-[.E212])^2" office:value-type="float" office:value="0.188687721923999" calcext:value-type="float">
            <text:p>0,18868772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48485" calcext:value-type="float">
            <text:p>0,448485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330305" calcext:value-type="float">
            <text:p>26,330305</text:p>
          </table:table-cell>
          <table:table-cell table:formula="of:=([.D213]-[.E213])^2" office:value-type="float" office:value="0.0530417748640004" calcext:value-type="float">
            <text:p>0,05304177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54998" calcext:value-type="float">
            <text:p>0,454998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414974" calcext:value-type="float">
            <text:p>26,414974</text:p>
          </table:table-cell>
          <table:table-cell table:formula="of:=([.D214]-[.E214])^2" office:value-type="float" office:value="0.511187820676002" calcext:value-type="float">
            <text:p>0,51118782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0208" calcext:value-type="float">
            <text:p>0,430208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092704" calcext:value-type="float">
            <text:p>26,092704</text:p>
          </table:table-cell>
          <table:table-cell table:formula="of:=([.D215]-[.E215])^2" office:value-type="float" office:value="0.00859384620899938" calcext:value-type="float">
            <text:p>0,00859384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48917" calcext:value-type="float">
            <text:p>0,448917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335921" calcext:value-type="float">
            <text:p>26,335921</text:p>
          </table:table-cell>
          <table:table-cell table:formula="of:=([.D216]-[.E216])^2" office:value-type="float" office:value="0.404395518241" calcext:value-type="float">
            <text:p>0,404395518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31733" calcext:value-type="float">
            <text:p>0,431733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112529" calcext:value-type="float">
            <text:p>26,112529</text:p>
          </table:table-cell>
          <table:table-cell table:formula="of:=([.D217]-[.E217])^2" office:value-type="float" office:value="0.262681875625004" calcext:value-type="float">
            <text:p>0,26268187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2547" calcext:value-type="float">
            <text:p>0,422547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5.993111" calcext:value-type="float">
            <text:p>25,993111</text:p>
          </table:table-cell>
          <table:table-cell table:formula="of:=([.D218]-[.E218])^2" office:value-type="float" office:value="0.629034575689004" calcext:value-type="float">
            <text:p>0,62903457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4226" calcext:value-type="float">
            <text:p>0,404226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5.754938" calcext:value-type="float">
            <text:p>25,754938</text:p>
          </table:table-cell>
          <table:table-cell table:formula="of:=([.D219]-[.E219])^2" office:value-type="float" office:value="0.730908724624003" calcext:value-type="float">
            <text:p>0,73090872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5113" calcext:value-type="float">
            <text:p>0,395113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636469" calcext:value-type="float">
            <text:p>25,636469</text:p>
          </table:table-cell>
          <table:table-cell table:formula="of:=([.D220]-[.E220])^2" office:value-type="float" office:value="0.405090242089" calcext:value-type="float">
            <text:p>0,40509024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99423" calcext:value-type="float">
            <text:p>0,399423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692499" calcext:value-type="float">
            <text:p>25,692499</text:p>
          </table:table-cell>
          <table:table-cell table:formula="of:=([.D221]-[.E221])^2" office:value-type="float" office:value="0.257563355049004" calcext:value-type="float">
            <text:p>0,2575633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74485" calcext:value-type="float">
            <text:p>0,474485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668305" calcext:value-type="float">
            <text:p>26,668305</text:p>
          </table:table-cell>
          <table:table-cell table:formula="of:=([.D222]-[.E222])^2" office:value-type="float" office:value="2.0497362561" calcext:value-type="float">
            <text:p>2,04973625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5118" calcext:value-type="float">
            <text:p>0,645118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886534" calcext:value-type="float">
            <text:p>28,886534</text:p>
          </table:table-cell>
          <table:table-cell table:formula="of:=([.D223]-[.E223])^2" office:value-type="float" office:value="1.47251429478401" calcext:value-type="float">
            <text:p>1,47251429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62928" calcext:value-type="float">
            <text:p>0,762928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418064" calcext:value-type="float">
            <text:p>30,418064</text:p>
          </table:table-cell>
          <table:table-cell table:formula="of:=([.D224]-[.E224])^2" office:value-type="float" office:value="2.01091118035601" calcext:value-type="float">
            <text:p>2,01091118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73193" calcext:value-type="float">
            <text:p>0,673193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251509" calcext:value-type="float">
            <text:p>29,251509</text:p>
          </table:table-cell>
          <table:table-cell table:formula="of:=([.D225]-[.E225])^2" office:value-type="float" office:value="3.79662107406401" calcext:value-type="float">
            <text:p>3,79662107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12499" calcext:value-type="float">
            <text:p>0,812499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1.062487" calcext:value-type="float">
            <text:p>31,062487</text:p>
          </table:table-cell>
          <table:table-cell table:formula="of:=([.D226]-[.E226])^2" office:value-type="float" office:value="0.0014076003239999" calcext:value-type="float">
            <text:p>0,001407600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71133" calcext:value-type="float">
            <text:p>0,771133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524729" calcext:value-type="float">
            <text:p>30,524729</text:p>
          </table:table-cell>
          <table:table-cell table:formula="of:=([.D227]-[.E227])^2" office:value-type="float" office:value="1.62632377507601" calcext:value-type="float">
            <text:p>1,62632377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71686" calcext:value-type="float">
            <text:p>0,771686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531918" calcext:value-type="float">
            <text:p>30,531918</text:p>
          </table:table-cell>
          <table:table-cell table:formula="of:=([.D228]-[.E228])^2" office:value-type="float" office:value="0.135484358724001" calcext:value-type="float">
            <text:p>0,13548435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15804" calcext:value-type="float">
            <text:p>0,715804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805452" calcext:value-type="float">
            <text:p>29,805452</text:p>
          </table:table-cell>
          <table:table-cell table:formula="of:=([.D229]-[.E229])^2" office:value-type="float" office:value="2.23366475702499" calcext:value-type="float">
            <text:p>2,23366475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8031" calcext:value-type="float">
            <text:p>0,678031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314403" calcext:value-type="float">
            <text:p>29,314403</text:p>
          </table:table-cell>
          <table:table-cell table:formula="of:=([.D230]-[.E230])^2" office:value-type="float" office:value="0.617172073609003" calcext:value-type="float">
            <text:p>0,61717207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978" calcext:value-type="float">
            <text:p>0,59978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29714" calcext:value-type="float">
            <text:p>28,29714</text:p>
          </table:table-cell>
          <table:table-cell table:formula="of:=([.D231]-[.E231])^2" office:value-type="float" office:value="0.157717796769001" calcext:value-type="float">
            <text:p>0,15771779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30158" calcext:value-type="float">
            <text:p>0,530158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392054" calcext:value-type="float">
            <text:p>27,392054</text:p>
          </table:table-cell>
          <table:table-cell table:formula="of:=([.D232]-[.E232])^2" office:value-type="float" office:value="0.478940123025005" calcext:value-type="float">
            <text:p>0,47894012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96148" calcext:value-type="float">
            <text:p>0,496148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6.949924" calcext:value-type="float">
            <text:p>26,949924</text:p>
          </table:table-cell>
          <table:table-cell table:formula="of:=([.D233]-[.E233])^2" office:value-type="float" office:value="0.062540506560999" calcext:value-type="float">
            <text:p>0,06254050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1587" calcext:value-type="float">
            <text:p>0,511587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7.150631" calcext:value-type="float">
            <text:p>27,150631</text:p>
          </table:table-cell>
          <table:table-cell table:formula="of:=([.D234]-[.E234])^2" office:value-type="float" office:value="0.0628138931290043" calcext:value-type="float">
            <text:p>0,06281389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7722" calcext:value-type="float">
            <text:p>0,477722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710386" calcext:value-type="float">
            <text:p>26,710386</text:p>
          </table:table-cell>
          <table:table-cell table:formula="of:=([.D235]-[.E235])^2" office:value-type="float" office:value="0.504646848224998" calcext:value-type="float">
            <text:p>0,504646848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9648" calcext:value-type="float">
            <text:p>0,439648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215424" calcext:value-type="float">
            <text:p>26,215424</text:p>
          </table:table-cell>
          <table:table-cell table:formula="of:=([.D236]-[.E236])^2" office:value-type="float" office:value="0.046407068928999" calcext:value-type="float">
            <text:p>0,04640706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2852" calcext:value-type="float">
            <text:p>0,452852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387076" calcext:value-type="float">
            <text:p>26,387076</text:p>
          </table:table-cell>
          <table:table-cell table:formula="of:=([.D237]-[.E237])^2" office:value-type="float" office:value="0.0824143522409992" calcext:value-type="float">
            <text:p>0,08241435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8445" calcext:value-type="float">
            <text:p>0,458445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459785" calcext:value-type="float">
            <text:p>26,459785</text:p>
          </table:table-cell>
          <table:table-cell table:formula="of:=([.D238]-[.E238])^2" office:value-type="float" office:value="0.435321524521" calcext:value-type="float">
            <text:p>0,43532152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2221" calcext:value-type="float">
            <text:p>0,432221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118873" calcext:value-type="float">
            <text:p>26,118873</text:p>
          </table:table-cell>
          <table:table-cell table:formula="of:=([.D239]-[.E239])^2" office:value-type="float" office:value="0.337707427875997" calcext:value-type="float">
            <text:p>0,33770742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9784" calcext:value-type="float">
            <text:p>0,509784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7.127192" calcext:value-type="float">
            <text:p>27,127192</text:p>
          </table:table-cell>
          <table:table-cell table:formula="of:=([.D240]-[.E240])^2" office:value-type="float" office:value="3.338619641721" calcext:value-type="float">
            <text:p>3,33861964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0524" calcext:value-type="float">
            <text:p>0,40524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5.76812" calcext:value-type="float">
            <text:p>25,76812</text:p>
          </table:table-cell>
          <table:table-cell table:formula="of:=([.D241]-[.E241])^2" office:value-type="float" office:value="0.219133525689003" calcext:value-type="float">
            <text:p>0,21913352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6062" calcext:value-type="float">
            <text:p>0,406062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778806" calcext:value-type="float">
            <text:p>25,778806</text:p>
          </table:table-cell>
          <table:table-cell table:formula="of:=([.D242]-[.E242])^2" office:value-type="float" office:value="0.335023331344003" calcext:value-type="float">
            <text:p>0,33502333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17635" calcext:value-type="float">
            <text:p>0,417635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5.929255" calcext:value-type="float">
            <text:p>25,929255</text:p>
          </table:table-cell>
          <table:table-cell table:formula="of:=([.D243]-[.E243])^2" office:value-type="float" office:value="1.51106539651599" calcext:value-type="float">
            <text:p>1,51106539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7852" calcext:value-type="float">
            <text:p>0,407852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802076" calcext:value-type="float">
            <text:p>25,802076</text:p>
          </table:table-cell>
          <table:table-cell table:formula="of:=([.D244]-[.E244])^2" office:value-type="float" office:value="1.214569305625" calcext:value-type="float">
            <text:p>1,214569305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5911" calcext:value-type="float">
            <text:p>0,385911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516843" calcext:value-type="float">
            <text:p>25,516843</text:p>
          </table:table-cell>
          <table:table-cell table:formula="of:=([.D245]-[.E245])^2" office:value-type="float" office:value="0.100393288801003" calcext:value-type="float">
            <text:p>0,10039328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9559" calcext:value-type="float">
            <text:p>0,409559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5.824267" calcext:value-type="float">
            <text:p>25,824267</text:p>
          </table:table-cell>
          <table:table-cell table:formula="of:=([.D246]-[.E246])^2" office:value-type="float" office:value="0.766906535823999" calcext:value-type="float">
            <text:p>0,766906535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6743" calcext:value-type="float">
            <text:p>0,526743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7.347659" calcext:value-type="float">
            <text:p>27,347659</text:p>
          </table:table-cell>
          <table:table-cell table:formula="of:=([.D247]-[.E247])^2" office:value-type="float" office:value="2.10931180840899" calcext:value-type="float">
            <text:p>2,10931180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01881" calcext:value-type="float">
            <text:p>0,701881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624453" calcext:value-type="float">
            <text:p>29,624453</text:p>
          </table:table-cell>
          <table:table-cell table:formula="of:=([.D248]-[.E248])^2" office:value-type="float" office:value="0.601463842680995" calcext:value-type="float">
            <text:p>0,60146384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62655" calcext:value-type="float">
            <text:p>0,762655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414515" calcext:value-type="float">
            <text:p>30,414515</text:p>
          </table:table-cell>
          <table:table-cell table:formula="of:=([.D249]-[.E249])^2" office:value-type="float" office:value="0.148601769121" calcext:value-type="float">
            <text:p>0,14860176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778835" calcext:value-type="float">
            <text:p>0,778835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0.624855" calcext:value-type="float">
            <text:p>30,624855</text:p>
          </table:table-cell>
          <table:table-cell table:formula="of:=([.D250]-[.E250])^2" office:value-type="float" office:value="0.105532070448999" calcext:value-type="float">
            <text:p>0,10553207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69097" calcext:value-type="float">
            <text:p>0,769097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498261" calcext:value-type="float">
            <text:p>30,498261</text:p>
          </table:table-cell>
          <table:table-cell table:formula="of:=([.D251]-[.E251])^2" office:value-type="float" office:value="0.0103506206439995" calcext:value-type="float">
            <text:p>0,01035062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882" calcext:value-type="float">
            <text:p>0,70882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71466" calcext:value-type="float">
            <text:p>29,71466</text:p>
          </table:table-cell>
          <table:table-cell table:formula="of:=([.D252]-[.E252])^2" office:value-type="float" office:value="1.65208863289599" calcext:value-type="float">
            <text:p>1,65208863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82683" calcext:value-type="float">
            <text:p>0,682683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374879" calcext:value-type="float">
            <text:p>29,374879</text:p>
          </table:table-cell>
          <table:table-cell table:formula="of:=([.D253]-[.E253])^2" office:value-type="float" office:value="2.030981265625" calcext:value-type="float">
            <text:p>2,030981265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1503" calcext:value-type="float">
            <text:p>0,681503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359539" calcext:value-type="float">
            <text:p>29,359539</text:p>
          </table:table-cell>
          <table:table-cell table:formula="of:=([.D254]-[.E254])^2" office:value-type="float" office:value="1.300658135296" calcext:value-type="float">
            <text:p>1,30065813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67284" calcext:value-type="float">
            <text:p>0,667284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174692" calcext:value-type="float">
            <text:p>29,174692</text:p>
          </table:table-cell>
          <table:table-cell table:formula="of:=([.D255]-[.E255])^2" office:value-type="float" office:value="0.681128343025" calcext:value-type="float">
            <text:p>0,6811283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02245" calcext:value-type="float">
            <text:p>0,602245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329185" calcext:value-type="float">
            <text:p>28,329185</text:p>
          </table:table-cell>
          <table:table-cell table:formula="of:=([.D256]-[.E256])^2" office:value-type="float" office:value="0.0525280561000012" calcext:value-type="float">
            <text:p>0,05252805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35895" calcext:value-type="float">
            <text:p>0,535895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466635" calcext:value-type="float">
            <text:p>27,466635</text:p>
          </table:table-cell>
          <table:table-cell table:formula="of:=([.D257]-[.E257])^2" office:value-type="float" office:value="3.48431129016102" calcext:value-type="float">
            <text:p>3,484311290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8408" calcext:value-type="float">
            <text:p>0,48408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79304" calcext:value-type="float">
            <text:p>26,79304</text:p>
          </table:table-cell>
          <table:table-cell table:formula="of:=([.D258]-[.E258])^2" office:value-type="float" office:value="0.986136385936009" calcext:value-type="float">
            <text:p>0,98613638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9567" calcext:value-type="float">
            <text:p>0,459567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474371" calcext:value-type="float">
            <text:p>26,474371</text:p>
          </table:table-cell>
          <table:table-cell table:formula="of:=([.D259]-[.E259])^2" office:value-type="float" office:value="1.50216154312901" calcext:value-type="float">
            <text:p>1,50216154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25692" calcext:value-type="float">
            <text:p>0,525692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7.333996" calcext:value-type="float">
            <text:p>27,333996</text:p>
          </table:table-cell>
          <table:table-cell table:formula="of:=([.D260]-[.E260])^2" office:value-type="float" office:value="3.11874893600401" calcext:value-type="float">
            <text:p>3,1187489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71466" calcext:value-type="float">
            <text:p>0,671466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9.229058" calcext:value-type="float">
            <text:p>29,229058</text:p>
          </table:table-cell>
          <table:table-cell table:formula="of:=([.D261]-[.E261])^2" office:value-type="float" office:value="3.50044267680899" calcext:value-type="float">
            <text:p>3,500442676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790993" calcext:value-type="float">
            <text:p>0,790993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0.782909" calcext:value-type="float">
            <text:p>30,782909</text:p>
          </table:table-cell>
          <table:table-cell table:formula="of:=([.D262]-[.E262])^2" office:value-type="float" office:value="2.83220289722499" calcext:value-type="float">
            <text:p>2,832202897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86243" calcext:value-type="float">
            <text:p>0,686243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421159" calcext:value-type="float">
            <text:p>29,421159</text:p>
          </table:table-cell>
          <table:table-cell table:formula="of:=([.D263]-[.E263])^2" office:value-type="float" office:value="0.0146797455999999" calcext:value-type="float">
            <text:p>0,01467974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71091" calcext:value-type="float">
            <text:p>0,671091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9.224183" calcext:value-type="float">
            <text:p>29,224183</text:p>
          </table:table-cell>
          <table:table-cell table:formula="of:=([.D264]-[.E264])^2" office:value-type="float" office:value="0.0760772240410003" calcext:value-type="float">
            <text:p>0,0760772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09962" calcext:value-type="float">
            <text:p>0,609962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429506" calcext:value-type="float">
            <text:p>28,429506</text:p>
          </table:table-cell>
          <table:table-cell table:formula="of:=([.D265]-[.E265])^2" office:value-type="float" office:value="14.216625004036" calcext:value-type="float">
            <text:p>14,2166250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661919" calcext:value-type="float">
            <text:p>0,661919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29.104947" calcext:value-type="float">
            <text:p>29,104947</text:p>
          </table:table-cell>
          <table:table-cell table:formula="of:=([.D266]-[.E266])^2" office:value-type="float" office:value="10.857407223364" calcext:value-type="float">
            <text:p>10,857407223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04941" calcext:value-type="float">
            <text:p>0,804941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0.964233" calcext:value-type="float">
            <text:p>30,964233</text:p>
          </table:table-cell>
          <table:table-cell table:formula="of:=([.D267]-[.E267])^2" office:value-type="float" office:value="0.287048421361002" calcext:value-type="float">
            <text:p>0,28704842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87256" calcext:value-type="float">
            <text:p>0,787256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734328" calcext:value-type="float">
            <text:p>30,734328</text:p>
          </table:table-cell>
          <table:table-cell table:formula="of:=([.D268]-[.E268])^2" office:value-type="float" office:value="1.069842686224" calcext:value-type="float">
            <text:p>1,069842686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05719" calcext:value-type="float">
            <text:p>0,605719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374347" calcext:value-type="float">
            <text:p>28,374347</text:p>
          </table:table-cell>
          <table:table-cell table:formula="of:=([.D269]-[.E269])^2" office:value-type="float" office:value="0.00065787120100007" calcext:value-type="float">
            <text:p>0,000657871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54939" calcext:value-type="float">
            <text:p>0,554939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714207" calcext:value-type="float">
            <text:p>27,714207</text:p>
          </table:table-cell>
          <table:table-cell table:formula="of:=([.D270]-[.E270])^2" office:value-type="float" office:value="0.000201895681000029" calcext:value-type="float">
            <text:p>0,00020189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23007" calcext:value-type="float">
            <text:p>0,523007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299091" calcext:value-type="float">
            <text:p>27,299091</text:p>
          </table:table-cell>
          <table:table-cell table:formula="of:=([.D271]-[.E271])^2" office:value-type="float" office:value="0.0403668372250008" calcext:value-type="float">
            <text:p>0,04036683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495" calcext:value-type="float">
            <text:p>0,50495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7.06435" calcext:value-type="float">
            <text:p>27,06435</text:p>
          </table:table-cell>
          <table:table-cell table:formula="of:=([.D272]-[.E272])^2" office:value-type="float" office:value="0.132751651201002" calcext:value-type="float">
            <text:p>0,13275165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4159" calcext:value-type="float">
            <text:p>0,474159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664067" calcext:value-type="float">
            <text:p>26,664067</text:p>
          </table:table-cell>
          <table:table-cell table:formula="of:=([.D273]-[.E273])^2" office:value-type="float" office:value="0.287229539843994" calcext:value-type="float">
            <text:p>0,28722953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8941" calcext:value-type="float">
            <text:p>0,508941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7.116233" calcext:value-type="float">
            <text:p>27,116233</text:p>
          </table:table-cell>
          <table:table-cell table:formula="of:=([.D274]-[.E274])^2" office:value-type="float" office:value="0.2664934129" calcext:value-type="float">
            <text:p>0,266493412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7633" calcext:value-type="float">
            <text:p>0,477633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709229" calcext:value-type="float">
            <text:p>26,709229</text:p>
          </table:table-cell>
          <table:table-cell table:formula="of:=([.D275]-[.E275])^2" office:value-type="float" office:value="0.0437792852249998" calcext:value-type="float">
            <text:p>0,04377928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8118" calcext:value-type="float">
            <text:p>0,468118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585534" calcext:value-type="float">
            <text:p>26,585534</text:p>
          </table:table-cell>
          <table:table-cell table:formula="of:=([.D276]-[.E276])^2" office:value-type="float" office:value="0.034423607296001" calcext:value-type="float">
            <text:p>0,034423607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5744" calcext:value-type="float">
            <text:p>0,475744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684672" calcext:value-type="float">
            <text:p>26,684672</text:p>
          </table:table-cell>
          <table:table-cell table:formula="of:=([.D277]-[.E277])^2" office:value-type="float" office:value="0.0341059636839993" calcext:value-type="float">
            <text:p>0,034105963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4056" calcext:value-type="float">
            <text:p>0,474056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662728" calcext:value-type="float">
            <text:p>26,662728</text:p>
          </table:table-cell>
          <table:table-cell table:formula="of:=([.D278]-[.E278])^2" office:value-type="float" office:value="0.131570151076002" calcext:value-type="float">
            <text:p>0,13157015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4783" calcext:value-type="float">
            <text:p>0,464783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542179" calcext:value-type="float">
            <text:p>26,542179</text:p>
          </table:table-cell>
          <table:table-cell table:formula="of:=([.D279]-[.E279])^2" office:value-type="float" office:value="0.412387446275996" calcext:value-type="float">
            <text:p>0,41238744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9091" calcext:value-type="float">
            <text:p>0,439091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208183" calcext:value-type="float">
            <text:p>26,208183</text:p>
          </table:table-cell>
          <table:table-cell table:formula="of:=([.D280]-[.E280])^2" office:value-type="float" office:value="0.0949736796839988" calcext:value-type="float">
            <text:p>0,09497367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3871" calcext:value-type="float">
            <text:p>0,443871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270323" calcext:value-type="float">
            <text:p>26,270323</text:p>
          </table:table-cell>
          <table:table-cell table:formula="of:=([.D281]-[.E281])^2" office:value-type="float" office:value="0.864308621123999" calcext:value-type="float">
            <text:p>0,86430862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49626" calcext:value-type="float">
            <text:p>0,549626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645138" calcext:value-type="float">
            <text:p>27,645138</text:p>
          </table:table-cell>
          <table:table-cell table:formula="of:=([.D282]-[.E282])^2" office:value-type="float" office:value="0.555224677956" calcext:value-type="float">
            <text:p>0,5552246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273" calcext:value-type="float">
            <text:p>0,54273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55549" calcext:value-type="float">
            <text:p>27,55549</text:p>
          </table:table-cell>
          <table:table-cell table:formula="of:=([.D283]-[.E283])^2" office:value-type="float" office:value="0.912955407169003" calcext:value-type="float">
            <text:p>0,91295540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14298" calcext:value-type="float">
            <text:p>0,514298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7.185874" calcext:value-type="float">
            <text:p>27,185874</text:p>
          </table:table-cell>
          <table:table-cell table:formula="of:=([.D284]-[.E284])^2" office:value-type="float" office:value="0.971935713423993" calcext:value-type="float">
            <text:p>0,97193571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6362" calcext:value-type="float">
            <text:p>0,466362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562706" calcext:value-type="float">
            <text:p>26,562706</text:p>
          </table:table-cell>
          <table:table-cell table:formula="of:=([.D285]-[.E285])^2" office:value-type="float" office:value="0.581726544099998" calcext:value-type="float">
            <text:p>0,58172654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5643" calcext:value-type="float">
            <text:p>0,435643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163359" calcext:value-type="float">
            <text:p>26,163359</text:p>
          </table:table-cell>
          <table:table-cell table:formula="of:=([.D286]-[.E286])^2" office:value-type="float" office:value="0.928072123225006" calcext:value-type="float">
            <text:p>0,92807212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7294" calcext:value-type="float">
            <text:p>0,407294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794822" calcext:value-type="float">
            <text:p>25,794822</text:p>
          </table:table-cell>
          <table:table-cell table:formula="of:=([.D287]-[.E287])^2" office:value-type="float" office:value="0.800695673856004" calcext:value-type="float">
            <text:p>0,80069567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871" calcext:value-type="float">
            <text:p>0,39871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68323" calcext:value-type="float">
            <text:p>25,68323</text:p>
          </table:table-cell>
          <table:table-cell table:formula="of:=([.D288]-[.E288])^2" office:value-type="float" office:value="0.340159565824003" calcext:value-type="float">
            <text:p>0,34015956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8383" calcext:value-type="float">
            <text:p>0,408383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808979" calcext:value-type="float">
            <text:p>25,808979</text:p>
          </table:table-cell>
          <table:table-cell table:formula="of:=([.D289]-[.E289])^2" office:value-type="float" office:value="0.826231914729006" calcext:value-type="float">
            <text:p>0,82623191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8992" calcext:value-type="float">
            <text:p>0,398992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686896" calcext:value-type="float">
            <text:p>25,686896</text:p>
          </table:table-cell>
          <table:table-cell table:formula="of:=([.D290]-[.E290])^2" office:value-type="float" office:value="1.026377688609" calcext:value-type="float">
            <text:p>1,02637768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15527" calcext:value-type="float">
            <text:p>0,515527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7.201851" calcext:value-type="float">
            <text:p>27,201851</text:p>
          </table:table-cell>
          <table:table-cell table:formula="of:=([.D291]-[.E291])^2" office:value-type="float" office:value="0.248150433608999" calcext:value-type="float">
            <text:p>0,24815043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1299" calcext:value-type="float">
            <text:p>0,61299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46887" calcext:value-type="float">
            <text:p>28,46887</text:p>
          </table:table-cell>
          <table:table-cell table:formula="of:=([.D292]-[.E292])^2" office:value-type="float" office:value="1.366254739161" calcext:value-type="float">
            <text:p>1,36625473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25693" calcext:value-type="float">
            <text:p>0,525693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7.334009" calcext:value-type="float">
            <text:p>27,334009</text:p>
          </table:table-cell>
          <table:table-cell table:formula="of:=([.D293]-[.E293])^2" office:value-type="float" office:value="0.00435441614400011" calcext:value-type="float">
            <text:p>0,00435441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83614" calcext:value-type="float">
            <text:p>0,583614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8.086982" calcext:value-type="float">
            <text:p>28,086982</text:p>
          </table:table-cell>
          <table:table-cell table:formula="of:=([.D294]-[.E294])^2" office:value-type="float" office:value="4.4648535204" calcext:value-type="float">
            <text:p>4,46485352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68352" calcext:value-type="float">
            <text:p>0,768352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30.488576" calcext:value-type="float">
            <text:p>30,488576</text:p>
          </table:table-cell>
          <table:table-cell table:formula="of:=([.D295]-[.E295])^2" office:value-type="float" office:value="1.992114884929" calcext:value-type="float">
            <text:p>1,99211488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80551773958902" calcext:value-type="float">
            <text:p>1,805517739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22:17.7390725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4:23:01.366053966</dc:date>
    <meta:editing-duration>PT29M40S</meta:editing-duration>
    <meta:editing-cycles>10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1.952cm" svg:y="1.396cm" svg:width="10.505cm" svg:height="5.441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1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5</svg:desc>
                </draw:g>
              </table:table-cell>
              <table:table-cell office:value-type="float" office:value="26.568985">
                <text:p>26.568985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58459">
                <text:p>26.458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930644">
                <text:p>27.930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44541">
                <text:p>29.244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503955">
                <text:p>30.503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868969">
                <text:p>30.868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56194">
                <text:p>30.756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382587">
                <text:p>30.382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598479">
                <text:p>29.598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549469">
                <text:p>29.549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0413">
                <text:p>28.0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777465">
                <text:p>27.777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72225">
                <text:p>27.472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75013">
                <text:p>26.675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890826">
                <text:p>26.890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955878">
                <text:p>26.955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17249">
                <text:p>26.4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013885">
                <text:p>26.013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753676">
                <text:p>26.753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647701">
                <text:p>25.6477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706084">
                <text:p>25.70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5976">
                <text:p>24.5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587434">
                <text:p>24.587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040407">
                <text:p>24.040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180546">
                <text:p>25.180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8.753037">
                <text:p>28.753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75339">
                <text:p>26.975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024115">
                <text:p>27.024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88708">
                <text:p>28.488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49289">
                <text:p>28.849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52572">
                <text:p>28.3525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9.315183">
                <text:p>29.315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642913">
                <text:p>29.642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9909">
                <text:p>30.89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673463">
                <text:p>29.673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720018">
                <text:p>27.720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77998">
                <text:p>27.777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31489">
                <text:p>26.631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51201">
                <text:p>26.551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97403">
                <text:p>26.597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29062">
                <text:p>26.529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286677">
                <text:p>26.286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82093">
                <text:p>26.482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27177">
                <text:p>26.527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90655">
                <text:p>26.290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257375">
                <text:p>26.257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586627">
                <text:p>25.586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20519">
                <text:p>25.920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73489">
                <text:p>25.773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70564">
                <text:p>25.770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456471">
                <text:p>25.45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75001">
                <text:p>25.675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637041">
                <text:p>25.6370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7.102167">
                <text:p>27.1021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59077">
                <text:p>29.590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757131">
                <text:p>29.757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274336">
                <text:p>30.274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955146">
                <text:p>30.955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465931">
                <text:p>29.465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95281">
                <text:p>29.595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8.647139">
                <text:p>28.647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797406">
                <text:p>28.797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249365">
                <text:p>28.249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34095">
                <text:p>27.134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55261">
                <text:p>26.455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18067">
                <text:p>26.118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33998">
                <text:p>26.633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72446">
                <text:p>26.172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48999">
                <text:p>26.348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09062">
                <text:p>26.0090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21619">
                <text:p>25.7216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82883">
                <text:p>25.582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652888">
                <text:p>25.6528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565086">
                <text:p>25.565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607726">
                <text:p>25.607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12823">
                <text:p>25.9128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62669">
                <text:p>27.162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652445">
                <text:p>26.652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70906">
                <text:p>25.670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1121">
                <text:p>25.61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7.158327">
                <text:p>27.158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332241">
                <text:p>27.332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9.252978">
                <text:p>29.252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723591">
                <text:p>29.7235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008163">
                <text:p>28.008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940524">
                <text:p>27.9405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884053">
                <text:p>26.8840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97021">
                <text:p>26.397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59441">
                <text:p>25.959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15796">
                <text:p>26.015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84323">
                <text:p>25.9843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08039">
                <text:p>25.908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77211">
                <text:p>25.677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48498">
                <text:p>25.548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57286">
                <text:p>25.57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524513">
                <text:p>25.5245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953383">
                <text:p>25.9533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463803">
                <text:p>25.4638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132849">
                <text:p>25.1328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268829">
                <text:p>25.2688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7.015665">
                <text:p>27.0156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64302">
                <text:p>26.643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257076">
                <text:p>26.2570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412165">
                <text:p>27.412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442493">
                <text:p>28.4424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566578">
                <text:p>28.566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895087">
                <text:p>29.895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95939">
                <text:p>26.7959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86307">
                <text:p>27.086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936716">
                <text:p>26.9367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108655">
                <text:p>26.1086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8206">
                <text:p>25.682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7.081536">
                <text:p>27.081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64739">
                <text:p>26.7647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80396">
                <text:p>26.803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12011">
                <text:p>26.7120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7.070668">
                <text:p>27.070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285585">
                <text:p>26.285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74735">
                <text:p>26.474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03173">
                <text:p>26.0031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48629">
                <text:p>25.8486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685297">
                <text:p>25.685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834368">
                <text:p>25.8343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525657">
                <text:p>25.5256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951536">
                <text:p>26.951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85805">
                <text:p>29.85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327806">
                <text:p>29.327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67419">
                <text:p>30.674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99139">
                <text:p>30.991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30.117413">
                <text:p>30.117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786095">
                <text:p>29.786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650531">
                <text:p>29.6505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11523">
                <text:p>29.11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270152">
                <text:p>28.2701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596544">
                <text:p>27.5965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94267">
                <text:p>26.942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930852">
                <text:p>27.9308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37204">
                <text:p>26.437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478986">
                <text:p>26.4789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9.377609">
                <text:p>29.3776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23425">
                <text:p>26.723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27732">
                <text:p>26.627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7.229866">
                <text:p>27.229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44469">
                <text:p>27.1444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53821">
                <text:p>27.3538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561912">
                <text:p>27.561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30.245164">
                <text:p>30.245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164853">
                <text:p>27.1648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9.72987">
                <text:p>29.729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7.016445">
                <text:p>27.016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66151">
                <text:p>26.566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48.71936">
                <text:p>48.719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5.808654">
                <text:p>25.8086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41.02648">
                <text:p>41.026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32.585814">
                <text:p>32.5858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8.587105">
                <text:p>28.587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6.288978">
                <text:p>26.288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750566">
                <text:p>29.7505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862849">
                <text:p>27.862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60885">
                <text:p>27.560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741885">
                <text:p>26.7418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07643">
                <text:p>26.707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25214">
                <text:p>26.525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497758">
                <text:p>26.497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40356">
                <text:p>26.940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18268">
                <text:p>26.6182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71597">
                <text:p>26.271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09886">
                <text:p>26.2098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38164">
                <text:p>25.8381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57053">
                <text:p>25.857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740001">
                <text:p>25.74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20823">
                <text:p>26.1208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935012">
                <text:p>27.9350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501122">
                <text:p>29.5011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330288">
                <text:p>30.330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124029">
                <text:p>31.124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7589">
                <text:p>31.075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982199">
                <text:p>30.9821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9.812368">
                <text:p>29.8123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257918">
                <text:p>29.257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356602">
                <text:p>28.356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119183">
                <text:p>28.1191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558402">
                <text:p>27.5584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95788">
                <text:p>26.9957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957204">
                <text:p>26.957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307048">
                <text:p>26.307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575576">
                <text:p>26.5755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25726">
                <text:p>26.7257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26444">
                <text:p>26.326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2881">
                <text:p>26.32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040041">
                <text:p>26.0400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81195">
                <text:p>26.181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11303">
                <text:p>26.2113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26408">
                <text:p>25.926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74936">
                <text:p>25.674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2496">
                <text:p>25.724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953018">
                <text:p>26.953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645268">
                <text:p>27.6452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30.014271">
                <text:p>30.0142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863106">
                <text:p>30.863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772184">
                <text:p>30.7721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79942">
                <text:p>31.1799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619096">
                <text:p>30.6190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747576">
                <text:p>29.7475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827436">
                <text:p>28.8274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152944">
                <text:p>28.1529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462618">
                <text:p>27.4626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024284">
                <text:p>27.024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96185">
                <text:p>26.4961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17093">
                <text:p>26.4170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34379">
                <text:p>26.5343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30305">
                <text:p>26.3303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414974">
                <text:p>26.414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092704">
                <text:p>26.092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335921">
                <text:p>26.3359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112529">
                <text:p>26.1125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93111">
                <text:p>25.9931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54938">
                <text:p>25.7549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36469">
                <text:p>25.6364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692499">
                <text:p>25.6924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668305">
                <text:p>26.6683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886534">
                <text:p>28.8865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418064">
                <text:p>30.4180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251509">
                <text:p>29.2515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1.062487">
                <text:p>31.0624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524729">
                <text:p>30.5247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531918">
                <text:p>30.5319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805452">
                <text:p>29.8054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314403">
                <text:p>29.3144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29714">
                <text:p>28.297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392054">
                <text:p>27.3920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949924">
                <text:p>26.9499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50631">
                <text:p>27.1506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10386">
                <text:p>26.7103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15424">
                <text:p>26.2154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87076">
                <text:p>26.3870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59785">
                <text:p>26.4597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18873">
                <text:p>26.1188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127192">
                <text:p>27.1271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76812">
                <text:p>25.768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78806">
                <text:p>25.7788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929255">
                <text:p>25.929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802076">
                <text:p>25.8020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516843">
                <text:p>25.5168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24267">
                <text:p>25.8242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347659">
                <text:p>27.3476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624453">
                <text:p>29.6244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414515">
                <text:p>30.4145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0.624855">
                <text:p>30.6248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498261">
                <text:p>30.4982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1466">
                <text:p>29.714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374879">
                <text:p>29.3748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59539">
                <text:p>29.3595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174692">
                <text:p>29.1746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329185">
                <text:p>28.329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466635">
                <text:p>27.4666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9304">
                <text:p>26.79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474371">
                <text:p>26.4743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333996">
                <text:p>27.3339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229058">
                <text:p>29.2290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0.782909">
                <text:p>30.7829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421159">
                <text:p>29.4211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9.224183">
                <text:p>29.224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429506">
                <text:p>28.4295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29.104947">
                <text:p>29.1049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964233">
                <text:p>30.9642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734328">
                <text:p>30.7343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374347">
                <text:p>28.3743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714207">
                <text:p>27.7142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299091">
                <text:p>27.2990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6435">
                <text:p>27.06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64067">
                <text:p>26.664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116233">
                <text:p>27.1162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09229">
                <text:p>26.7092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85534">
                <text:p>26.5855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684672">
                <text:p>26.6846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62728">
                <text:p>26.6627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42179">
                <text:p>26.5421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08183">
                <text:p>26.2081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270323">
                <text:p>26.2703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645138">
                <text:p>27.6451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5549">
                <text:p>27.555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185874">
                <text:p>27.1858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62706">
                <text:p>26.562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63359">
                <text:p>26.1633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94822">
                <text:p>25.7948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8323">
                <text:p>25.683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08979">
                <text:p>25.8089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86896">
                <text:p>25.6868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201851">
                <text:p>27.2018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46887">
                <text:p>28.468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334009">
                <text:p>27.3340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8.086982">
                <text:p>28.0869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30.488576">
                <text:p>30.48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